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svg:stroke-color="#000000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24cm"/>
    </style:style>
    <style:style style:name="gr5" style:family="graphic" style:parent-style-name="standard">
      <style:graphic-properties draw:stroke="none" svg:stroke-color="#000000" draw:fill="none" draw:fill-color="#ffffff" fo:min-height="0.847cm"/>
    </style:style>
    <style:style style:name="gr6" style:family="graphic" style:parent-style-name="objectwithoutfill">
      <style:graphic-properties draw:marker-end="Arrow" draw:marker-end-width="0.15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marker-start="" draw:marker-start-width="0.2cm" draw:marker-end="Arrow" draw:marker-end-width="0.152cm" draw:fill="none" draw:textarea-vertical-align="middle"/>
    </style:style>
    <style:style style:name="gr10" style:family="graphic" style:parent-style-name="standard">
      <style:graphic-properties svg:stroke-color="#000000" draw:marker-start="Arrow" draw:marker-start-width="0.152cm" draw:marker-end="Arrow" draw:marker-end-width="0.152cm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41cm"/>
    </style:style>
    <style:style style:name="gr12" style:family="graphic" style:parent-style-name="standard">
      <style:graphic-properties svg:stroke-width="0cm" svg:stroke-color="#000000" draw:marker-start="Arrow" draw:marker-start-width="0.152cm" draw:marker-end="Arrow" draw:marker-end-width="0.152cm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color="#000000" draw:fill="none" draw:fill-color="#ffffff" fo:min-height="1.27cm"/>
    </style:style>
    <style:style style:name="gr14" style:family="graphic" style:parent-style-name="standard">
      <style:graphic-properties draw:stroke="none" svg:stroke-color="#000000" draw:fill="none" draw:fill-color="#ffffff" fo:min-height="0.635cm"/>
    </style:style>
    <style:style style:name="gr15" style:family="graphic" style:parent-style-name="standard">
      <style:graphic-properties svg:stroke-color="#000000" draw:marker-start-width="0.152cm" draw:marker-end-width="0.152cm" draw:fill="solid" draw:fill-color="#ffffff" draw:textarea-vertical-align="middle"/>
    </style:style>
    <style:style style:name="gr16" style:family="graphic" style:parent-style-name="standard">
      <style:graphic-properties svg:stroke-color="#000000" draw:marker-start-width="0.152cm" draw:marker-end-width="0.152cm" draw:fill="solid" draw:fill-color="#ffffff" draw:textarea-vertical-align="middle"/>
    </style:style>
    <style:style style:name="gr17" style:family="graphic" style:parent-style-name="standard">
      <style:graphic-properties draw:stroke="none" svg:stroke-color="#000000" draw:marker-start-width="0.152cm" draw:marker-end-width="0.152cm" draw:fill="none" draw:fill-color="#ffffff" fo:min-height="0.424cm"/>
    </style:style>
    <style:style style:name="gr18" style:family="graphic" style:parent-style-name="standard">
      <style:graphic-properties draw:stroke="none" svg:stroke-color="#000000" draw:marker-start-width="0.152cm" draw:marker-end-width="0.152cm" draw:fill="none" draw:fill-color="#ffffff" fo:min-height="0.847cm"/>
    </style:style>
    <style:style style:name="gr19" style:family="graphic" style:parent-style-name="standard">
      <style:graphic-properties draw:stroke="none" svg:stroke-color="#000000" draw:marker-start-width="0.152cm" draw:marker-end-width="0.152cm" draw:fill="none" draw:fill-color="#ffffff" fo:min-height="0.941cm"/>
    </style:style>
    <style:style style:name="gr20" style:family="graphic" style:parent-style-name="standard">
      <style:graphic-properties svg:stroke-color="#000000" draw:marker-start="Arrow" draw:marker-start-width="0.152cm" draw:marker-end-width="0.152cm" draw:textarea-vertical-align="middle"/>
    </style:style>
    <style:style style:name="gr21" style:family="graphic" style:parent-style-name="objectwithoutfill">
      <style:graphic-properties draw:marker-start-width="0.152cm" draw:marker-end="Arrow" draw:marker-end-width="0.152cm" draw:fill="none" draw:textarea-vertical-align="middle"/>
    </style:style>
    <style:style style:name="gr22" style:family="graphic" style:parent-style-name="objectwithoutfill">
      <style:graphic-properties draw:marker-start="Arrow" draw:marker-start-width="0.152cm" draw:marker-end="" draw:marker-end-width="0.152cm" draw:fill="none" draw:textarea-vertical-align="middle"/>
    </style:style>
    <style:style style:name="gr23" style:family="graphic" style:parent-style-name="standard">
      <style:graphic-properties draw:stroke="none" svg:stroke-color="#000000" draw:marker-start-width="0.152cm" draw:marker-end-width="0.152cm" draw:fill="none" draw:fill-color="#ffffff" fo:min-height="0.508cm"/>
    </style:style>
    <style:style style:name="gr24" style:family="graphic" style:parent-style-name="standard">
      <style:graphic-properties svg:stroke-color="#000000" draw:marker-start-width="0.152cm" draw:marker-end-width="0.152cm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marker-start-width="0.152cm" draw:marker-end-width="0.152cm" draw:fill="none" draw:fill-color="#ffffff" fo:min-height="0.635cm"/>
    </style:style>
    <style:style style:name="gr26" style:family="graphic" style:parent-style-name="standard">
      <style:graphic-properties draw:stroke="none" svg:stroke-color="#000000" draw:marker-start-width="0.152cm" draw:marker-end-width="0.152cm" draw:fill="none" draw:fill-color="#ffffff" fo:min-height="1.27cm"/>
    </style:style>
    <style:style style:name="gr27" style:family="graphic" style:parent-style-name="standard">
      <style:graphic-properties svg:stroke-color="#000000" draw:marker-start="Arrow" draw:marker-start-width="0.152cm" draw:textarea-vertical-align="middl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svg:stroke-color="#000000" draw:fill="solid" draw:fill-color="#b2b2b2" draw:opacity="100%" draw:textarea-horizontal-align="justify" draw:textarea-vertical-align="middle" draw:auto-grow-height="false" fo:min-height="8.808cm" fo:min-width="14.114cm"/>
    </style:style>
    <style:style style:name="gr31" style:family="graphic" style:parent-style-name="standard">
      <style:graphic-properties svg:stroke-color="#000000" draw:fill="solid" draw:fill-color="#ff6666" draw:opacity="100%" draw:textarea-horizontal-align="justify" draw:textarea-vertical-align="middle" draw:auto-grow-height="false" fo:min-height="8.71cm" fo:min-width="3.758cm"/>
    </style:style>
    <style:style style:name="gr32" style:family="graphic" style:parent-style-name="standard">
      <style:graphic-properties draw:stroke="none" svg:stroke-color="#000000" draw:marker-start-width="0.152cm" draw:marker-end-width="0.152cm" draw:fill="none" draw:fill-color="#ffffff" fo:min-height="1.841cm"/>
    </style:style>
    <style:style style:name="gr33" style:family="graphic" style:parent-style-name="standard">
      <style:graphic-properties svg:stroke-color="#000000" draw:marker-start-width="0.152cm" draw:marker-end-width="0.152cm" draw:fill="none" draw:fill-color="#ffffff" draw:textarea-vertical-align="middle"/>
    </style:style>
    <style:style style:name="gr34" style:family="graphic" style:parent-style-name="standard">
      <style:graphic-properties draw:stroke="none" svg:stroke-color="#000000" draw:marker-start-width="0.152cm" draw:marker-end-width="0.152cm" draw:fill="none" draw:fill-color="#ffffff" fo:min-height="0.464cm"/>
    </style:style>
    <style:style style:name="gr35" style:family="graphic" style:parent-style-name="standard">
      <style:graphic-properties svg:stroke-color="#000000" draw:marker-start-width="0.152cm" draw:marker-end-width="0.152cm" draw:fill="none" draw:fill-color="#ffffff" draw:textarea-horizontal-align="justify" draw:textarea-vertical-align="middle" draw:auto-grow-height="false" fo:min-height="0.288cm" fo:min-width="1.329cm"/>
    </style:style>
    <style:style style:name="gr36" style:family="graphic" style:parent-style-name="standard">
      <style:graphic-properties draw:stroke="none" svg:stroke-color="#000000" draw:marker-start-width="0.152cm" draw:marker-end-width="0.152cm" draw:fill="none" draw:fill-color="#ffffff" fo:min-height="0.463cm"/>
    </style:style>
    <style:style style:name="gr37" style:family="graphic" style:parent-style-name="standard">
      <style:graphic-properties draw:stroke="none" svg:stroke-color="#000000" draw:marker-start-width="0.152cm" draw:marker-end-width="0.152cm" draw:fill="none" draw:fill-color="#ffffff" fo:min-height="0.688cm"/>
    </style:style>
    <style:style style:name="gr38" style:family="graphic" style:parent-style-name="standard">
      <style:graphic-properties svg:stroke-color="#000000" draw:marker-start="Arrow" draw:marker-start-width="0.152cm" draw:marker-end="" draw:marker-end-width="0.152cm" draw:textarea-vertical-align="middle"/>
    </style:style>
    <style:style style:name="gr39" style:family="graphic" style:parent-style-name="standard">
      <style:graphic-properties svg:stroke-color="#000000" draw:marker-start-width="0.152cm" draw:marker-end-width="0.152cm" draw:fill="none" draw:fill-color="#ffffff" draw:textarea-horizontal-align="justify" draw:textarea-vertical-align="middle" draw:auto-grow-height="false" fo:min-height="0.289cm" fo:min-width="1.329cm"/>
    </style:style>
    <style:style style:name="gr40" style:family="graphic" style:parent-style-name="standard">
      <style:graphic-properties draw:stroke="none" svg:stroke-color="#000000" draw:marker-start-width="0.152cm" draw:marker-end-width="0.152cm" draw:fill="none" draw:fill-color="#ffffff" fo:min-height="0.465cm"/>
    </style:style>
    <style:style style:name="gr41" style:family="graphic" style:parent-style-name="standard">
      <style:graphic-properties draw:stroke="none" svg:stroke-color="#000000" draw:marker-start-width="0.152cm" draw:marker-end-width="0.152cm" draw:fill="none" draw:fill-color="#ffffff" fo:min-height="0.912cm"/>
    </style:style>
    <style:style style:name="gr42" style:family="graphic" style:parent-style-name="standard">
      <style:graphic-properties draw:stroke="none" svg:stroke-color="#000000" draw:marker-start-width="0.152cm" draw:marker-end-width="0.152cm" draw:fill="none" draw:fill-color="#ffffff" fo:min-height="0.911cm"/>
    </style:style>
    <style:style style:name="gr43" style:family="graphic" style:parent-style-name="standard">
      <style:graphic-properties draw:stroke="none" svg:stroke-color="#000000" draw:marker-start-width="0.152cm" draw:marker-end-width="0.152cm" draw:fill="none" draw:fill-color="#ffffff" fo:min-height="1.36cm"/>
    </style:style>
    <style:style style:name="gr4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085cm" fo:min-width="1.283cm"/>
    </style:style>
    <style:style style:name="gr45" style:family="graphic" style:parent-style-name="standard">
      <style:graphic-properties svg:stroke-color="#000000" draw:fill="none" draw:fill-color="#ffffff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0.464cm"/>
    </style:style>
    <style:style style:name="gr47" style:family="graphic" style:parent-style-name="standard">
      <style:graphic-properties draw:stroke="none" svg:stroke-color="#000000" draw:fill="none" draw:fill-color="#ffffff" fo:min-height="0.912cm"/>
    </style:style>
    <style:style style:name="gr48" style:family="graphic" style:parent-style-name="standard">
      <style:graphic-properties draw:stroke="none" svg:stroke-color="#000000" draw:fill="none" draw:fill-color="#ffffff" fo:min-height="0.553cm"/>
    </style:style>
    <style:style style:name="gr49" style:family="graphic" style:parent-style-name="standard">
      <style:graphic-properties draw:stroke="none" svg:stroke-color="#000000" draw:fill="none" draw:fill-color="#ffffff" fo:min-height="0.463cm"/>
    </style:style>
    <style:style style:name="gr50" style:family="graphic" style:parent-style-name="standard">
      <style:graphic-properties svg:stroke-color="#ff6666" draw:marker-start="" draw:fill="solid" draw:fill-color="#ff6666" draw:textarea-horizontal-align="justify" draw:textarea-vertical-align="middle" draw:auto-grow-height="false" fo:min-height="0.594cm" fo:min-width="3.721cm"/>
    </style:style>
    <style:style style:name="gr51" style:family="graphic" style:parent-style-name="standard">
      <style:graphic-properties svg:stroke-color="#b2b2b2" draw:fill="solid" draw:fill-color="#b2b2b2" draw:textarea-horizontal-align="justify" draw:textarea-vertical-align="middle" draw:auto-grow-height="false" fo:min-height="0.65cm" fo:min-width="4.1cm"/>
    </style:style>
    <style:style style:name="gr52" style:family="graphic" style:parent-style-name="objectwithoutfill">
      <style:graphic-properties draw:marker-end="Arrow_20_concave" draw:marker-end-width="0.3cm" draw:fill="none" draw:textarea-vertical-align="middle"/>
    </style:style>
    <style:style style:name="gr53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Helvetica Neue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5" style:family="paragraph">
      <loext:graphic-properties draw:fill="none" draw:fill-color="#ffffff"/>
      <style:text-properties style:font-name="Helvetica Neue"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style:font-name="Helvetica Neue"/>
    </style:style>
    <style:style style:name="P7" style:family="paragraph">
      <style:paragraph-properties fo:text-align="center"/>
      <style:text-properties style:font-name="Helvetica Neue"/>
    </style:style>
    <style:style style:name="P8" style:family="paragraph">
      <loext:graphic-properties draw:fill="none" draw:fill-color="#ffffff"/>
      <style:text-properties style:font-name="Helvetica Neue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b2b2b2" draw:opacity="100%"/>
      <style:paragraph-properties fo:text-align="center"/>
    </style:style>
    <style:style style:name="P11" style:family="paragraph">
      <loext:graphic-properties draw:fill="solid" draw:fill-color="#ff6666" draw:opacity="10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Helvetica Neue"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style:font-name="Helvetica Neue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f6666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b2b2b2"/>
      <style:paragraph-properties fo:text-align="center"/>
      <style:text-properties fo:font-size="13pt" style:font-size-asian="13pt" style:font-size-complex="13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8pt" style:font-size-asian="8pt" style:font-size-complex="8pt"/>
    </style:style>
    <style:style style:name="T3" style:family="text">
      <style:text-properties style:font-name="Helvetica Neue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633cm" svg:y1="14.764cm" svg:x2="5.887cm" svg:y2="15.018cm">
          <text:p/>
        </draw:line>
        <draw:line draw:style-name="gr1" draw:text-style-name="P1" draw:layer="layout" svg:x1="5.734cm" svg:y1="14.765cm" svg:x2="5.988cm" svg:y2="15.019cm">
          <text:p/>
        </draw:line>
        <draw:g>
          <draw:rect draw:style-name="gr2" draw:text-style-name="P2" draw:layer="layout" svg:width="12.446cm" svg:height="11.176cm" svg:x="1.935cm" svg:y="2.778cm">
            <text:p/>
          </draw:rect>
          <draw:rect draw:style-name="gr3" draw:text-style-name="P4" draw:layer="layout" svg:width="1.524cm" svg:height="4.445cm" svg:x="3.54cm" svg:y="8.116cm">
            <text:p text:style-name="P3"><text:span text:style-name="T1">RAM</text:span></text:p>
          </draw:rect>
          <draw:frame draw:style-name="gr4" draw:text-style-name="P5" draw:layer="layout" svg:width="1.27cm" svg:height="0.674cm" svg:x="3.513cm" svg:y="7.668cm">
            <draw:text-box>
              <text:p><text:span text:style-name="T2">32x8</text:span></text:p>
            </draw:text-box>
          </draw:frame>
          <draw:g xml:id="id6" draw:id="id6">
            <draw:glue-point draw:id="4" svg:x="-5.006cm" svg:y="-1.257cm"/>
            <draw:glue-point draw:id="5" svg:x="5cm" svg:y="-1.257cm"/>
            <draw:rect draw:style-name="gr3" draw:text-style-name="P4" draw:layer="layout" svg:width="1.482cm" svg:height="0.513cm" svg:x="9.128cm" svg:y="2.905cm">
              <text:p text:style-name="P3"><text:span text:style-name="T1">cmd0</text:span></text:p>
            </draw:rect>
            <draw:rect draw:style-name="gr3" draw:text-style-name="P4" draw:layer="layout" svg:width="1.482cm" svg:height="0.513cm" svg:x="9.129cm" svg:y="3.413cm">
              <text:p text:style-name="P3"><text:span text:style-name="T1">cmd1</text:span></text:p>
            </draw:rect>
            <draw:rect draw:style-name="gr3" draw:text-style-name="P4" draw:layer="layout" svg:width="1.482cm" svg:height="0.513cm" svg:x="9.13cm" svg:y="3.921cm">
              <text:p text:style-name="P3"><text:span text:style-name="T1">...</text:span></text:p>
            </draw:rect>
            <draw:rect draw:style-name="gr3" draw:text-style-name="P4" draw:layer="layout" svg:width="1.482cm" svg:height="0.513cm" svg:x="9.13cm" svg:y="4.428cm">
              <text:p text:style-name="P3"><text:span text:style-name="T1">cmd15</text:span></text:p>
            </draw:rect>
          </draw:g>
          <draw:rect draw:style-name="gr3" draw:text-style-name="P4" xml:id="id5" draw:id="id5" draw:layer="layout" svg:width="3.556cm" svg:height="1.012cm" svg:x="8.366cm" svg:y="6.846cm">
            <text:p text:style-name="P3"><text:span text:style-name="T1">CMD_Controller</text:span></text:p>
          </draw:rect>
          <draw:rect draw:style-name="gr3" draw:text-style-name="P4" xml:id="id4" draw:id="id4" draw:layer="layout" svg:width="1.778cm" svg:height="0.891cm" svg:x="9.255cm" svg:y="8.876cm">
            <text:p text:style-name="P3"><text:span text:style-name="T1">SCL_FSM</text:span></text:p>
          </draw:rect>
          <draw:rect draw:style-name="gr3" draw:text-style-name="P4" draw:layer="layout" svg:width="1.777cm" svg:height="0.891cm" svg:x="9.256cm" svg:y="10.078cm">
            <text:p text:style-name="P3"><text:span text:style-name="T1">SDA_FSM</text:span></text:p>
          </draw:rect>
          <draw:rect draw:style-name="gr3" draw:text-style-name="P4" draw:layer="layout" svg:width="3.051cm" svg:height="0.891cm" svg:x="8.598cm" svg:y="11.67cm">
            <text:p text:style-name="P3"><text:span text:style-name="T1">DATA_Shifter</text:span></text:p>
          </draw:rect>
          <draw:frame draw:style-name="gr5" draw:text-style-name="P5" draw:layer="layout" svg:width="1.524cm" svg:height="1.097cm" svg:x="7.685cm" svg:y="3.668cm">
            <draw:text-box>
              <text:p><text:span text:style-name="T2">cmd_rd</text:span></text:p>
            </draw:text-box>
          </draw:frame>
          <draw:frame draw:style-name="gr5" draw:text-style-name="P5" draw:layer="layout" svg:width="1.884cm" svg:height="1.097cm" svg:x="10.525cm" svg:y="4.069cm">
            <draw:text-box>
              <text:p><text:span text:style-name="T2">cmd_done</text:span></text:p>
            </draw:text-box>
          </draw:frame>
          <draw:line draw:style-name="gr6" draw:text-style-name="P6" draw:layer="layout" svg:x1="9.805cm" svg:y1="4.942cm" svg:x2="9.805cm" svg:y2="6.847cm">
            <text:p/>
          </draw:line>
          <draw:frame draw:style-name="gr7" draw:text-style-name="P5" draw:layer="layout" svg:width="2.459cm" svg:height="0.758cm" svg:x="9.59cm" svg:y="5.249cm">
            <draw:text-box>
              <text:p><text:span text:style-name="T2">cmd_content</text:span></text:p>
            </draw:text-box>
          </draw:frame>
          <draw:line draw:style-name="gr6" draw:text-style-name="P6" draw:layer="layout" svg:x1="8.62cm" svg:y1="9.259cm" svg:x2="9.255cm" svg:y2="9.259cm">
            <text:p/>
          </draw:line>
          <draw:line draw:style-name="gr6" draw:text-style-name="P6" xml:id="id2" draw:id="id2" draw:layer="layout" svg:x1="8.621cm" svg:y1="10.409cm" svg:x2="9.256cm" svg:y2="10.409cm">
            <text:p/>
          </draw:line>
          <draw:line draw:style-name="gr1" draw:text-style-name="P6" xml:id="id1" draw:id="id1" draw:layer="layout" svg:x1="8.62cm" svg:y1="9.259cm" svg:x2="8.62cm" svg:y2="7.858cm">
            <text:p/>
          </draw:line>
          <draw:connector draw:style-name="gr8" draw:text-style-name="P7" draw:layer="layout" svg:x1="8.62cm" svg:y1="9.259cm" svg:x2="8.621cm" svg:y2="10.409cm" draw:start-shape="id1" draw:start-glue-point="2" draw:end-shape="id2" draw:end-glue-point="3" svg:d="M8620 9259v538h1v612" svg:viewBox="0 0 2 1151">
            <text:p/>
          </draw:connector>
          <draw:line draw:style-name="gr6" draw:text-style-name="P6" draw:layer="layout" svg:x1="11.033cm" svg:y1="9.459cm" svg:x2="13.573cm" svg:y2="9.459cm">
            <text:p/>
          </draw:line>
          <draw:frame draw:style-name="gr4" draw:text-style-name="P5" draw:layer="layout" svg:width="1.651cm" svg:height="0.674cm" svg:x="12.36cm" svg:y="8.978cm">
            <draw:text-box>
              <text:p><text:span text:style-name="T2">SCL</text:span></text:p>
            </draw:text-box>
          </draw:frame>
          <draw:frame draw:style-name="gr4" draw:text-style-name="P5" draw:layer="layout" svg:width="1.651cm" svg:height="0.674cm" svg:x="12.261cm" svg:y="11.679cm">
            <draw:text-box>
              <text:p><text:span text:style-name="T2">SDA</text:span></text:p>
            </draw:text-box>
          </draw:frame>
          <draw:line draw:style-name="gr9" draw:text-style-name="P6" draw:layer="layout" svg:x1="9.255cm" svg:y1="10.783cm" svg:x2="5.064cm" svg:y2="10.783cm">
            <text:p/>
          </draw:line>
          <draw:frame draw:style-name="gr4" draw:text-style-name="P5" draw:layer="layout" svg:width="1.143cm" svg:height="0.674cm" svg:x="6.08cm" svg:y="10.302cm">
            <draw:text-box>
              <text:p><text:span text:style-name="T2">r/w</text:span></text:p>
            </draw:text-box>
          </draw:frame>
          <draw:line draw:style-name="gr10" draw:text-style-name="P7" draw:layer="layout" svg:x1="5.064cm" svg:y1="12.18cm" svg:x2="8.569cm" svg:y2="12.18cm">
            <text:p/>
          </draw:line>
          <draw:frame draw:style-name="gr5" draw:text-style-name="P5" draw:layer="layout" svg:width="2.032cm" svg:height="1.097cm" svg:x="5.953cm" svg:y="11.672cm">
            <draw:text-box>
              <text:p><text:span text:style-name="T2">rdata/wdata</text:span></text:p>
            </draw:text-box>
          </draw:frame>
          <draw:frame draw:style-name="gr11" draw:text-style-name="P8" draw:layer="layout" svg:width="3.81cm" svg:height="1.191cm" svg:x="1.867cm" svg:y="2.682cm">
            <draw:text-box>
              <text:p><text:span text:style-name="T3">I2C_Master</text:span></text:p>
            </draw:text-box>
          </draw:frame>
          <draw:line draw:style-name="gr10" draw:text-style-name="P7" draw:layer="layout" svg:x1="11.668cm" svg:y1="12.18cm" svg:x2="13.649cm" svg:y2="12.18cm">
            <text:p/>
          </draw:line>
          <draw:line draw:style-name="gr12" draw:text-style-name="P7" draw:layer="layout" svg:x1="1.965cm" svg:y1="10.652cm" svg:x2="3.565cm" svg:y2="10.652cm">
            <text:p/>
          </draw:line>
          <draw:frame draw:style-name="gr7" draw:text-style-name="P5" draw:layer="layout" svg:width="1.905cm" svg:height="0.758cm" svg:x="1.989cm" svg:y="10.036cm">
            <draw:text-box>
              <text:p><text:span text:style-name="T2">APB BUS</text:span></text:p>
            </draw:text-box>
          </draw:frame>
          <draw:frame draw:style-name="gr13" draw:text-style-name="P5" draw:layer="layout" svg:width="3.937cm" svg:height="1.52cm" svg:x="10.694cm" svg:y="7.724cm">
            <draw:text-box>
              <text:p><text:span text:style-name="T2">SCL_LOW_PERIOD</text:span></text:p>
              <text:p><text:span text:style-name="T2">SCL_HIGH_PERIOD</text:span></text:p>
              <text:p><text:span text:style-name="T2">SCL_WAIT_HIGH_PERIOD</text:span></text:p>
            </draw:text-box>
          </draw:frame>
          <draw:line draw:style-name="gr1" draw:text-style-name="P6" xml:id="id3" draw:id="id3" draw:layer="layout" svg:x1="10.271cm" svg:y1="8.239cm" svg:x2="10.906cm" svg:y2="8.239cm">
            <text:p/>
          </draw:line>
          <draw:connector draw:style-name="gr6" draw:text-style-name="P6" draw:layer="layout" svg:x1="10.271cm" svg:y1="8.239cm" svg:x2="10.144cm" svg:y2="8.876cm" draw:start-shape="id3" draw:start-glue-point="3" draw:end-shape="id4" draw:end-glue-point="0" svg:d="M10271 8239h-127v637" svg:viewBox="0 0 128 638">
            <text:p/>
          </draw:connector>
          <draw:frame draw:style-name="gr5" draw:text-style-name="P5" draw:layer="layout" svg:width="3.683cm" svg:height="1.097cm" svg:x="8.456cm" svg:y="13.019cm">
            <draw:text-box>
              <text:p><text:span text:style-name="T2">I2C_RX_LSB_FIRST</text:span></text:p>
              <text:p><text:span text:style-name="T2">I2C_TX_LSB_FIRST</text:span></text:p>
            </draw:text-box>
          </draw:frame>
          <draw:line draw:style-name="gr6" draw:text-style-name="P6" draw:layer="layout" svg:x1="9.763cm" svg:y1="13.192cm" svg:x2="9.763cm" svg:y2="12.557cm">
            <text:p/>
          </draw:line>
          <draw:frame draw:style-name="gr14" draw:text-style-name="P5" draw:layer="layout" svg:width="3.556cm" svg:height="0.885cm" svg:x="3.994cm" svg:y="7.215cm">
            <draw:text-box>
              <text:p><text:span text:style-name="T2">I2C_TRANS_START</text:span></text:p>
            </draw:text-box>
          </draw:frame>
          <draw:line draw:style-name="gr6" draw:text-style-name="P6" draw:layer="layout" svg:x1="6.842cm" svg:y1="7.604cm" svg:x2="8.366cm" svg:y2="7.604cm">
            <text:p/>
          </draw:line>
          <draw:line draw:style-name="gr6" draw:text-style-name="P1" draw:layer="layout" svg:x1="10.144cm" svg:y1="10.957cm" svg:x2="10.144cm" svg:y2="11.668cm">
            <text:p/>
          </draw:line>
          <draw:line draw:style-name="gr1" draw:text-style-name="P1" draw:layer="layout" svg:x1="2.531cm" svg:y1="10.562cm" svg:x2="2.785cm" svg:y2="10.816cm">
            <text:p/>
          </draw:line>
          <draw:line draw:style-name="gr1" draw:text-style-name="P1" draw:layer="layout" svg:x1="2.632cm" svg:y1="10.563cm" svg:x2="2.886cm" svg:y2="10.817cm">
            <text:p/>
          </draw:line>
          <draw:line draw:style-name="gr1" draw:text-style-name="P1" draw:layer="layout" svg:x1="5.631cm" svg:y1="12.062cm" svg:x2="5.885cm" svg:y2="12.316cm">
            <text:p/>
          </draw:line>
          <draw:line draw:style-name="gr1" draw:text-style-name="P1" draw:layer="layout" svg:x1="5.732cm" svg:y1="12.063cm" svg:x2="5.986cm" svg:y2="12.317cm">
            <text:p/>
          </draw:line>
          <draw:line draw:style-name="gr1" draw:text-style-name="P1" draw:layer="layout" svg:x1="9.631cm" svg:y1="5.962cm" svg:x2="9.885cm" svg:y2="6.216cm">
            <text:p/>
          </draw:line>
          <draw:line draw:style-name="gr1" draw:text-style-name="P1" draw:layer="layout" svg:x1="9.732cm" svg:y1="5.963cm" svg:x2="9.986cm" svg:y2="6.217cm">
            <text:p/>
          </draw:line>
          <draw:connector draw:style-name="gr6" draw:text-style-name="P1" draw:layer="layout" svg:x1="8.366cm" svg:y1="7.352cm" svg:x2="9.128cm" svg:y2="3.668cm" draw:start-shape="id5" draw:start-glue-point="3" draw:end-shape="id6" draw:end-glue-point="4" svg:d="M8366 7352h-501v-3684h1263" svg:viewBox="0 0 1264 3685">
            <text:p/>
          </draw:connector>
          <draw:connector draw:style-name="gr6" draw:text-style-name="P1" draw:layer="layout" svg:x1="10.612cm" svg:y1="3.668cm" svg:x2="11.922cm" svg:y2="7.352cm" draw:start-shape="id6" draw:start-glue-point="5" draw:end-shape="id5" svg:d="M10612 3668h1811v3684h-501" svg:viewBox="0 0 1812 3685">
            <text:p/>
          </draw:connector>
        </draw:g>
        <draw:g>
          <draw:line draw:style-name="gr1" draw:text-style-name="P1" draw:layer="layout" svg:x1="5.029cm" svg:y1="21.76cm" svg:x2="5.283cm" svg:y2="22.014cm">
            <text:p/>
          </draw:line>
          <draw:line draw:style-name="gr1" draw:text-style-name="P1" draw:layer="layout" svg:x1="5.13cm" svg:y1="21.761cm" svg:x2="5.384cm" svg:y2="22.015cm">
            <text:p/>
          </draw:line>
          <draw:rect draw:style-name="gr15" draw:text-style-name="P2" draw:layer="layout" svg:width="17.526cm" svg:height="8.89cm" svg:x="1.543cm" svg:y="16.621cm">
            <text:p/>
          </draw:rect>
          <draw:rect draw:style-name="gr16" draw:text-style-name="P4" draw:layer="layout" svg:width="0.866cm" svg:height="3.08cm" svg:x="2.999cm" svg:y="19.182cm">
            <text:p text:style-name="P3"><text:span text:style-name="T1">RAM</text:span></text:p>
          </draw:rect>
          <draw:frame draw:style-name="gr17" draw:text-style-name="P5" draw:layer="layout" svg:width="1.27cm" svg:height="0.674cm" svg:x="2.814cm" svg:y="18.669cm">
            <draw:text-box>
              <text:p><text:span text:style-name="T2">32x8</text:span></text:p>
            </draw:text-box>
          </draw:frame>
          <draw:rect draw:style-name="gr16" draw:text-style-name="P4" xml:id="id8" draw:id="id8" draw:layer="layout" svg:width="1.81cm" svg:height="0.891cm" svg:x="6.556cm" svg:y="18.377cm">
            <text:p text:style-name="P3"><text:span text:style-name="T1">SCL_FSM</text:span></text:p>
          </draw:rect>
          <draw:rect draw:style-name="gr16" draw:text-style-name="P4" draw:layer="layout" svg:width="1.778cm" svg:height="0.891cm" svg:x="6.588cm" svg:y="19.579cm">
            <text:p text:style-name="P3"><text:span text:style-name="T1">SDA_FSM</text:span></text:p>
          </draw:rect>
          <draw:rect draw:style-name="gr16" draw:text-style-name="P4" xml:id="id9" draw:id="id9" draw:layer="layout" svg:width="2.702cm" svg:height="0.891cm" svg:x="6.299cm" svg:y="21.571cm">
            <text:p text:style-name="P3"><text:span text:style-name="T1">DATA_Shifter</text:span></text:p>
          </draw:rect>
          <draw:frame draw:style-name="gr17" draw:text-style-name="P5" draw:layer="layout" svg:width="1.086cm" svg:height="0.674cm" svg:x="17.775cm" svg:y="18.371cm">
            <draw:text-box>
              <text:p><text:span text:style-name="T2">SCL</text:span></text:p>
            </draw:text-box>
          </draw:frame>
          <draw:frame draw:style-name="gr17" draw:text-style-name="P5" draw:layer="layout" svg:width="1.651cm" svg:height="0.674cm" svg:x="14.662cm" svg:y="20.78cm">
            <draw:text-box>
              <text:p><text:span text:style-name="T2">SDA</text:span></text:p>
            </draw:text-box>
          </draw:frame>
          <draw:line draw:style-name="gr10" draw:text-style-name="P7" draw:layer="layout" svg:x1="6.588cm" svg:y1="20.198cm" svg:x2="3.87cm" svg:y2="20.198cm">
            <text:p/>
          </draw:line>
          <draw:frame draw:style-name="gr17" draw:text-style-name="P5" draw:layer="layout" svg:width="1.058cm" svg:height="0.674cm" svg:x="4.481cm" svg:y="19.803cm">
            <draw:text-box>
              <text:p><text:span text:style-name="T2">r/w</text:span></text:p>
            </draw:text-box>
          </draw:frame>
          <draw:frame draw:style-name="gr18" draw:text-style-name="P5" draw:layer="layout" svg:width="2.032cm" svg:height="1.097cm" svg:x="4.054cm" svg:y="21.373cm">
            <draw:text-box>
              <text:p><text:span text:style-name="T2">rdata/wdata</text:span></text:p>
            </draw:text-box>
          </draw:frame>
          <draw:frame draw:style-name="gr19" draw:text-style-name="P8" draw:layer="layout" svg:width="3.81cm" svg:height="1.191cm" svg:x="1.859cm" svg:y="16.631cm">
            <draw:text-box>
              <text:p><text:span text:style-name="T3">I2C_Slave</text:span></text:p>
            </draw:text-box>
          </draw:frame>
          <draw:rect draw:style-name="gr16" draw:text-style-name="P4" xml:id="id12" draw:id="id12" draw:layer="layout" svg:width="2.065cm" svg:height="0.891cm" svg:x="12.651cm" svg:y="19.942cm">
            <text:p text:style-name="P3"><text:span text:style-name="T1">SCL_Filter</text:span></text:p>
          </draw:rect>
          <draw:rect draw:style-name="gr16" draw:text-style-name="P4" xml:id="id10" draw:id="id10" draw:layer="layout" svg:width="2.032cm" svg:height="0.891cm" svg:x="12.684cm" svg:y="20.983cm">
            <text:p text:style-name="P3"><text:span text:style-name="T1">SDA_Filter</text:span></text:p>
          </draw:rect>
          <draw:rect draw:style-name="gr16" draw:text-style-name="P4" xml:id="id7" draw:id="id7" draw:layer="layout" svg:width="2.113cm" svg:height="1.043cm" svg:x="9.676cm" svg:y="20.198cm">
            <text:p text:style-name="P3"><text:span text:style-name="T1">Start_Detect</text:span></text:p>
          </draw:rect>
          <draw:line draw:style-name="gr20" draw:text-style-name="P7" xml:id="id13" draw:id="id13" draw:layer="layout" svg:x1="11.795cm" svg:y1="20.552cm" svg:x2="12.659cm" svg:y2="20.552cm">
            <draw:glue-point draw:id="4" svg:x="0.879cm" svg:y="-370cm" draw:escape-direction="up"/>
            <text:p/>
          </draw:line>
          <draw:line draw:style-name="gr20" draw:text-style-name="P7" draw:layer="layout" svg:x1="11.795cm" svg:y1="21.102cm" svg:x2="12.684cm" svg:y2="21.102cm">
            <text:p/>
          </draw:line>
          <draw:connector draw:style-name="gr21" draw:text-style-name="P6" draw:layer="layout" svg:x1="9.676cm" svg:y1="20.719cm" svg:x2="8.366cm" svg:y2="18.822cm" draw:start-shape="id7" draw:start-glue-point="3" draw:end-shape="id8" draw:end-glue-point="1" svg:d="M9676 20719h-655v-1897h-655" svg:viewBox="0 0 1311 1898">
            <text:p/>
          </draw:connector>
          <draw:line draw:style-name="gr20" draw:text-style-name="P7" draw:layer="layout" svg:x1="8.366cm" svg:y1="20.071cm" svg:x2="9.026cm" svg:y2="20.071cm">
            <text:p/>
          </draw:line>
          <draw:line draw:style-name="gr10" draw:text-style-name="P7" draw:layer="layout" svg:x1="7.19cm" svg:y1="20.464cm" svg:x2="7.19cm" svg:y2="21.582cm">
            <text:p/>
          </draw:line>
          <draw:connector draw:style-name="gr22" draw:text-style-name="P6" draw:layer="layout" draw:line-skew="-0.082cm" svg:x1="9.001cm" svg:y1="22.016cm" svg:x2="12.684cm" svg:y2="21.428cm" draw:start-shape="id9" draw:start-glue-point="1" draw:end-shape="id10" svg:d="M9001 22016h1760v-588h1923" svg:viewBox="0 0 3684 589">
            <text:p/>
          </draw:connector>
          <draw:line draw:style-name="gr10" draw:text-style-name="P7" draw:layer="layout" svg:x1="3.87cm" svg:y1="21.976cm" svg:x2="6.308cm" svg:y2="21.976cm">
            <text:p/>
          </draw:line>
          <draw:line draw:style-name="gr10" draw:text-style-name="P7" draw:layer="layout" svg:x1="1.61cm" svg:y1="20.769cm" svg:x2="3.007cm" svg:y2="20.769cm">
            <text:p/>
          </draw:line>
          <draw:frame draw:style-name="gr23" draw:text-style-name="P5" draw:layer="layout" svg:width="2.286cm" svg:height="0.758cm" svg:x="1.459cm" svg:y="20.144cm">
            <draw:text-box>
              <text:p><text:span text:style-name="T2">APB_BUS</text:span></text:p>
            </draw:text-box>
          </draw:frame>
          <draw:custom-shape draw:style-name="gr24" draw:text-style-name="P2" xml:id="id11" draw:id="id11" draw:layer="layout" svg:width="1.727cm" svg:height="0.508cm" draw:transform="rotate (1.5707963267949) translate (17.002cm 19.784cm)">
            <draw:glue-point draw:id="8" svg:x="-5cm" svg:y="1.748cm"/>
            <draw:glue-point draw:id="9" svg:x="-5cm" svg:y="-1.928cm" draw:escape-direction="left"/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7" draw:text-style-name="P5" draw:layer="layout" svg:width="0.762cm" svg:height="0.674cm" svg:x="16.829cm" svg:y="18.32cm">
            <draw:text-box>
              <text:p><text:span text:style-name="T2">0</text:span></text:p>
            </draw:text-box>
          </draw:frame>
          <draw:frame draw:style-name="gr17" draw:text-style-name="P5" draw:layer="layout" svg:width="0.762cm" svg:height="0.674cm" svg:x="16.829cm" svg:y="18.921cm">
            <draw:text-box>
              <text:p><text:span text:style-name="T2">1</text:span></text:p>
            </draw:text-box>
          </draw:frame>
          <draw:line draw:style-name="gr21" draw:text-style-name="P6" draw:layer="layout" svg:x1="17.256cm" svg:y1="17.304cm" svg:x2="17.256cm" svg:y2="18.32cm">
            <text:p/>
          </draw:line>
          <draw:frame draw:style-name="gr25" draw:text-style-name="P5" draw:layer="layout" svg:width="3.429cm" svg:height="0.885cm" svg:x="15.132cm" svg:y="16.915cm">
            <draw:text-box>
              <text:p><text:span text:style-name="T2">I2C_SCL_FILTER_EN</text:span></text:p>
            </draw:text-box>
          </draw:frame>
          <draw:line draw:style-name="gr10" draw:text-style-name="P7" draw:layer="layout" svg:x1="17.51cm" svg:y1="18.928cm" svg:x2="18.907cm" svg:y2="18.928cm">
            <text:p/>
          </draw:line>
          <draw:frame draw:style-name="gr17" draw:text-style-name="P5" draw:layer="layout" svg:width="1.086cm" svg:height="0.674cm" svg:x="17.876cm" svg:y="22.872cm">
            <draw:text-box>
              <text:p><text:span text:style-name="T2">SDA</text:span></text:p>
            </draw:text-box>
          </draw:frame>
          <draw:custom-shape draw:style-name="gr24" draw:text-style-name="P2" xml:id="id14" draw:id="id14" draw:layer="layout" svg:width="1.727cm" svg:height="0.508cm" draw:transform="rotate (1.5707963267949) translate (17.149cm 24.285cm)">
            <draw:glue-point draw:id="8" svg:x="-5.019cm" svg:y="2.895cm" draw:escape-direction="left"/>
            <draw:glue-point draw:id="9" svg:x="-5.019cm" svg:y="-2.252cm" draw:escape-direction="left"/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7" draw:text-style-name="P5" draw:layer="layout" svg:width="0.762cm" svg:height="0.674cm" svg:x="17.03cm" svg:y="22.821cm">
            <draw:text-box>
              <text:p><text:span text:style-name="T2">1</text:span></text:p>
            </draw:text-box>
          </draw:frame>
          <draw:frame draw:style-name="gr17" draw:text-style-name="P5" draw:layer="layout" svg:width="0.762cm" svg:height="0.674cm" svg:x="17.03cm" svg:y="23.522cm">
            <draw:text-box>
              <text:p><text:span text:style-name="T2">0</text:span></text:p>
            </draw:text-box>
          </draw:frame>
          <draw:line draw:style-name="gr21" draw:text-style-name="P6" draw:layer="layout" svg:x1="17.438cm" svg:y1="25.062cm" svg:x2="17.438cm" svg:y2="24.046cm">
            <text:p/>
          </draw:line>
          <draw:frame draw:style-name="gr25" draw:text-style-name="P5" draw:layer="layout" svg:width="3.429cm" svg:height="0.885cm" svg:x="14.433cm" svg:y="24.516cm">
            <draw:text-box>
              <text:p><text:span text:style-name="T2">I2C_SDA_FILTER_EN</text:span></text:p>
            </draw:text-box>
          </draw:frame>
          <draw:line draw:style-name="gr10" draw:text-style-name="P7" draw:layer="layout" svg:x1="17.662cm" svg:y1="23.429cm" svg:x2="19.059cm" svg:y2="23.429cm">
            <text:p/>
          </draw:line>
          <draw:line draw:style-name="gr20" draw:text-style-name="P7" draw:layer="layout" svg:x1="11.795cm" svg:y1="21.429cm" svg:x2="11.795cm" svg:y2="23.994cm">
            <text:p/>
          </draw:line>
          <draw:frame draw:style-name="gr17" draw:text-style-name="P5" draw:layer="layout" svg:width="3.937cm" svg:height="0.674cm" svg:x="11.716cm" svg:y="22.503cm">
            <draw:text-box>
              <text:p><text:span text:style-name="T2">I2C_SDA_FILTER_THRES</text:span></text:p>
            </draw:text-box>
          </draw:frame>
          <draw:line draw:style-name="gr20" draw:text-style-name="P7" draw:layer="layout" svg:x1="13.186cm" svg:y1="21.887cm" svg:x2="13.186cm" svg:y2="22.751cm">
            <text:p/>
          </draw:line>
          <draw:frame draw:style-name="gr18" draw:text-style-name="P5" draw:layer="layout" svg:width="4.398cm" svg:height="1.097cm" svg:x="12.317cm" svg:y="18.52cm">
            <draw:text-box>
              <text:p><text:span text:style-name="T2">I2C_SCL_FILTER_THRES</text:span></text:p>
              <text:p><text:span text:style-name="T2">I2C_SAMPLE_SCL_LEVEL</text:span></text:p>
            </draw:text-box>
          </draw:frame>
          <draw:line draw:style-name="gr21" draw:text-style-name="P6" draw:layer="layout" svg:x1="13.54cm" svg:y1="19.182cm" svg:x2="13.54cm" svg:y2="19.944cm">
            <text:p/>
          </draw:line>
          <draw:frame draw:style-name="gr18" draw:text-style-name="P5" draw:layer="layout" svg:width="3.683cm" svg:height="1.097cm" svg:x="5.755cm" svg:y="23.219cm">
            <draw:text-box>
              <text:p><text:span text:style-name="T2">I2C_RX_LSB_FIRST</text:span></text:p>
              <text:p><text:span text:style-name="T2">I2C_TX_LSB_FIRST</text:span></text:p>
            </draw:text-box>
          </draw:frame>
          <draw:line draw:style-name="gr20" draw:text-style-name="P7" draw:layer="layout" svg:x1="7.063cm" svg:y1="22.445cm" svg:x2="7.063cm" svg:y2="23.334cm">
            <text:p/>
          </draw:line>
          <draw:frame draw:style-name="gr26" draw:text-style-name="P5" draw:layer="layout" svg:width="3.937cm" svg:height="1.52cm" svg:x="5.793cm" svg:y="16.523cm">
            <draw:text-box>
              <text:p><text:span text:style-name="T2">SCL_LOW_PERIOD</text:span></text:p>
              <text:p><text:span text:style-name="T2">SCL_HIGH_PERIOD</text:span></text:p>
              <text:p><text:span text:style-name="T2">SCL_WAIT_HIGH_PERIOD</text:span></text:p>
            </draw:text-box>
          </draw:frame>
          <draw:line draw:style-name="gr21" draw:text-style-name="P6" draw:layer="layout" svg:x1="7.198cm" svg:y1="17.586cm" svg:x2="7.198cm" svg:y2="18.373cm">
            <text:p/>
          </draw:line>
          <draw:connector draw:style-name="gr6" draw:text-style-name="P1" draw:layer="layout" draw:line-skew="0.397cm" svg:x1="17.002cm" svg:y1="19.222cm" svg:x2="14.716cm" svg:y2="20.387cm" draw:start-shape="id11" draw:start-glue-point="8" draw:end-shape="id12" draw:end-glue-point="1" svg:d="M17002 19222h-746v1165h-1540" svg:viewBox="0 0 2287 1166">
            <text:p/>
          </draw:connector>
          <draw:connector draw:style-name="gr8" draw:text-style-name="P3" draw:layer="layout" draw:line-skew="-2.528cm" svg:x1="12.227cm" svg:y1="20.552cm" svg:x2="17.002cm" svg:y2="18.589cm" draw:start-shape="id13" draw:start-glue-point="0" draw:end-shape="id11" draw:end-glue-point="9" svg:d="M12227 20552h76v-1963h4699" svg:viewBox="0 0 4776 1964">
            <text:p/>
          </draw:connector>
          <draw:line draw:style-name="gr1" draw:text-style-name="P1" draw:layer="layout" svg:x1="2.135cm" svg:y1="20.666cm" svg:x2="2.389cm" svg:y2="20.92cm">
            <text:p/>
          </draw:line>
          <draw:line draw:style-name="gr1" draw:text-style-name="P1" draw:layer="layout" svg:x1="2.236cm" svg:y1="20.667cm" svg:x2="2.49cm" svg:y2="20.921cm">
            <text:p/>
          </draw:line>
          <draw:line draw:style-name="gr1" draw:text-style-name="P1" draw:layer="layout" svg:x1="4.935cm" svg:y1="21.866cm" svg:x2="5.189cm" svg:y2="22.12cm">
            <text:p/>
          </draw:line>
          <draw:line draw:style-name="gr1" draw:text-style-name="P1" draw:layer="layout" svg:x1="5.036cm" svg:y1="21.867cm" svg:x2="5.29cm" svg:y2="22.121cm">
            <text:p/>
          </draw:line>
          <draw:connector draw:style-name="gr6" draw:text-style-name="P1" draw:layer="layout" svg:x1="17.149cm" svg:y1="23.034cm" svg:x2="14.716cm" svg:y2="21.428cm" draw:start-shape="id14" draw:start-glue-point="9" draw:end-shape="id10" draw:end-glue-point="1" svg:d="M17149 23034h-1216v-1606h-1217" svg:viewBox="0 0 2434 1607">
            <text:p/>
          </draw:connector>
          <draw:line draw:style-name="gr1" draw:text-style-name="P1" draw:layer="layout" svg:x1="11.795cm" svg:y1="23.987cm" svg:x2="17.129cm" svg:y2="23.987cm">
            <text:p/>
          </draw:line>
          <draw:line draw:style-name="gr1" draw:text-style-name="P1" draw:layer="layout" svg:x1="11.287cm" svg:y1="21.422cm" svg:x2="11.287cm" svg:y2="25.257cm">
            <text:p/>
          </draw:line>
          <draw:line draw:style-name="gr27" draw:text-style-name="P3" draw:layer="layout" svg:x1="18.399cm" svg:y1="23.428cm" svg:x2="18.399cm" svg:y2="25.257cm">
            <text:p/>
          </draw:line>
          <draw:line draw:style-name="gr1" draw:text-style-name="P1" draw:layer="layout" svg:x1="11.287cm" svg:y1="25.257cm" svg:x2="18.399cm" svg:y2="25.257cm">
            <text:p/>
          </draw:line>
        </draw:g>
      </draw:page>
      <draw:page draw:name="page2" draw:style-name="dp1" draw:master-page-name="Default">
        <draw:frame draw:style-name="gr11" draw:text-style-name="P8" draw:layer="layout" svg:width="3.81cm" svg:height="1.191cm" svg:x="8.1cm" svg:y="11.954cm">
          <draw:text-box>
            <text:p><text:span text:style-name="T3">I2C_Master</text:span></text:p>
          </draw:text-box>
        </draw:frame>
        <draw:g>
          <draw:g xml:id="id20" draw:id="id20">
            <draw:glue-point draw:id="4" svg:x="-5.006cm" svg:y="-1.257cm"/>
            <draw:glue-point draw:id="5" svg:x="5cm" svg:y="-1.257cm"/>
            <draw:rect draw:style-name="gr3" draw:text-style-name="P4" draw:layer="layout" svg:width="1.482cm" svg:height="0.513cm" svg:x="9.128cm" svg:y="1.205cm">
              <text:p text:style-name="P3"><text:span text:style-name="T1">cmd0</text:span></text:p>
            </draw:rect>
            <draw:rect draw:style-name="gr3" draw:text-style-name="P4" draw:layer="layout" svg:width="1.482cm" svg:height="0.513cm" svg:x="9.129cm" svg:y="1.713cm">
              <text:p text:style-name="P3"><text:span text:style-name="T1">cmd1</text:span></text:p>
            </draw:rect>
            <draw:rect draw:style-name="gr3" draw:text-style-name="P4" draw:layer="layout" svg:width="1.482cm" svg:height="0.513cm" svg:x="9.13cm" svg:y="2.221cm">
              <text:p text:style-name="P3"><text:span text:style-name="T1">...</text:span></text:p>
            </draw:rect>
            <draw:rect draw:style-name="gr3" draw:text-style-name="P4" draw:layer="layout" svg:width="1.482cm" svg:height="0.513cm" svg:x="9.13cm" svg:y="2.728cm">
              <text:p text:style-name="P3"><text:span text:style-name="T1">cmd15</text:span></text:p>
            </draw:rect>
          </draw:g>
          <draw:rect draw:style-name="gr3" draw:text-style-name="P4" xml:id="id19" draw:id="id19" draw:layer="layout" svg:width="3.556cm" svg:height="1.012cm" svg:x="8.366cm" svg:y="4.346cm">
            <text:p text:style-name="P3"><text:span text:style-name="T1">CMD_Controller</text:span></text:p>
          </draw:rect>
          <draw:rect draw:style-name="gr3" draw:text-style-name="P4" xml:id="id18" draw:id="id18" draw:layer="layout" svg:width="1.778cm" svg:height="0.891cm" svg:x="9.255cm" svg:y="6.376cm">
            <text:p text:style-name="P3"><text:span text:style-name="T1">SCL_FSM</text:span></text:p>
          </draw:rect>
          <draw:rect draw:style-name="gr3" draw:text-style-name="P4" draw:layer="layout" svg:width="2.756cm" svg:height="0.891cm" svg:x="9.256cm" svg:y="7.578cm">
            <text:p text:style-name="P3"><text:span text:style-name="T1">SCL_MAIN_FSM</text:span></text:p>
          </draw:rect>
          <draw:rect draw:style-name="gr3" draw:text-style-name="P4" draw:layer="layout" svg:width="3.051cm" svg:height="0.891cm" svg:x="8.598cm" svg:y="9.17cm">
            <text:p text:style-name="P3"><text:span text:style-name="T1">DATA_Shifter</text:span></text:p>
          </draw:rect>
          <draw:frame draw:style-name="gr5" draw:text-style-name="P5" draw:layer="layout" svg:width="1.524cm" svg:height="1.097cm" svg:x="7.685cm" svg:y="1.968cm">
            <draw:text-box>
              <text:p><text:span text:style-name="T2">cmd_rd</text:span></text:p>
            </draw:text-box>
          </draw:frame>
          <draw:frame draw:style-name="gr5" draw:text-style-name="P5" draw:layer="layout" svg:width="1.884cm" svg:height="1.097cm" svg:x="10.525cm" svg:y="2.369cm">
            <draw:text-box>
              <text:p><text:span text:style-name="T2">cmd_done</text:span></text:p>
            </draw:text-box>
          </draw:frame>
          <draw:frame draw:style-name="gr4" draw:text-style-name="P5" draw:layer="layout" svg:width="2.459cm" svg:height="0.674cm" svg:x="9.79cm" svg:y="3.249cm">
            <draw:text-box>
              <text:p><text:span text:style-name="T2">cmd_content</text:span></text:p>
            </draw:text-box>
          </draw:frame>
          <draw:line draw:style-name="gr6" draw:text-style-name="P6" draw:layer="layout" svg:x1="8.62cm" svg:y1="6.759cm" svg:x2="9.255cm" svg:y2="6.759cm">
            <text:p/>
          </draw:line>
          <draw:line draw:style-name="gr6" draw:text-style-name="P6" xml:id="id16" draw:id="id16" draw:layer="layout" svg:x1="8.621cm" svg:y1="7.909cm" svg:x2="9.256cm" svg:y2="7.909cm">
            <text:p/>
          </draw:line>
          <draw:line draw:style-name="gr1" draw:text-style-name="P6" xml:id="id15" draw:id="id15" draw:layer="layout" svg:x1="8.62cm" svg:y1="6.759cm" svg:x2="8.62cm" svg:y2="5.358cm">
            <text:p/>
          </draw:line>
          <draw:connector draw:style-name="gr8" draw:text-style-name="P7" draw:layer="layout" svg:x1="8.62cm" svg:y1="6.759cm" svg:x2="8.621cm" svg:y2="7.909cm" draw:start-shape="id15" draw:start-glue-point="2" draw:end-shape="id16" draw:end-glue-point="3" svg:d="M8620 6759v538h1v612" svg:viewBox="0 0 2 1151">
            <text:p/>
          </draw:connector>
          <draw:line draw:style-name="gr6" draw:text-style-name="P6" draw:layer="layout" svg:x1="11.033cm" svg:y1="6.959cm" svg:x2="13.573cm" svg:y2="6.959cm">
            <text:p/>
          </draw:line>
          <draw:frame draw:style-name="gr4" draw:text-style-name="P5" draw:layer="layout" svg:width="1.651cm" svg:height="0.674cm" svg:x="12.36cm" svg:y="6.478cm">
            <draw:text-box>
              <text:p><text:span text:style-name="T2">SCL</text:span></text:p>
            </draw:text-box>
          </draw:frame>
          <draw:frame draw:style-name="gr4" draw:text-style-name="P5" draw:layer="layout" svg:width="1.651cm" svg:height="0.674cm" svg:x="12.261cm" svg:y="9.179cm">
            <draw:text-box>
              <text:p><text:span text:style-name="T2">SDA</text:span></text:p>
            </draw:text-box>
          </draw:frame>
          <draw:line draw:style-name="gr9" draw:text-style-name="P6" draw:layer="layout" svg:x1="9.255cm" svg:y1="8.283cm" svg:x2="6.11cm" svg:y2="8.283cm">
            <text:p/>
          </draw:line>
          <draw:frame draw:style-name="gr4" draw:text-style-name="P5" draw:layer="layout" svg:width="1.143cm" svg:height="0.674cm" svg:x="6.88cm" svg:y="7.802cm">
            <draw:text-box>
              <text:p><text:span text:style-name="T2">r/w</text:span></text:p>
            </draw:text-box>
          </draw:frame>
          <draw:line draw:style-name="gr10" draw:text-style-name="P7" draw:layer="layout" svg:x1="6.102cm" svg:y1="9.68cm" svg:x2="8.569cm" svg:y2="9.68cm">
            <text:p/>
          </draw:line>
          <draw:frame draw:style-name="gr5" draw:text-style-name="P5" draw:layer="layout" svg:width="2.025cm" svg:height="1.097cm" svg:x="6.306cm" svg:y="9.74cm">
            <draw:text-box>
              <text:p><text:span text:style-name="T2">rdata/wdata</text:span></text:p>
            </draw:text-box>
          </draw:frame>
          <draw:line draw:style-name="gr10" draw:text-style-name="P7" draw:layer="layout" svg:x1="11.668cm" svg:y1="9.68cm" svg:x2="13.649cm" svg:y2="9.68cm">
            <text:p/>
          </draw:line>
          <draw:line draw:style-name="gr12" draw:text-style-name="P7" draw:layer="layout" svg:x1="2.865cm" svg:y1="8.752cm" svg:x2="4.465cm" svg:y2="8.752cm">
            <text:p/>
          </draw:line>
          <draw:frame draw:style-name="gr7" draw:text-style-name="P5" draw:layer="layout" svg:width="1.905cm" svg:height="0.758cm" svg:x="2.889cm" svg:y="8.136cm">
            <draw:text-box>
              <text:p><text:span text:style-name="T2">APB BUS</text:span></text:p>
            </draw:text-box>
          </draw:frame>
          <draw:frame draw:style-name="gr13" draw:text-style-name="P5" draw:layer="layout" svg:width="3.937cm" svg:height="1.52cm" svg:x="10.694cm" svg:y="5.224cm">
            <draw:text-box>
              <text:p><text:span text:style-name="T2">SCL_LOW_PERIOD</text:span></text:p>
              <text:p><text:span text:style-name="T2">SCL_HIGH_PERIOD</text:span></text:p>
              <text:p><text:span text:style-name="T2">SCL_WAIT_HIGH_PERIOD</text:span></text:p>
            </draw:text-box>
          </draw:frame>
          <draw:line draw:style-name="gr1" draw:text-style-name="P6" xml:id="id17" draw:id="id17" draw:layer="layout" svg:x1="10.271cm" svg:y1="5.739cm" svg:x2="10.906cm" svg:y2="5.739cm">
            <text:p/>
          </draw:line>
          <draw:connector draw:style-name="gr6" draw:text-style-name="P6" draw:layer="layout" svg:x1="10.271cm" svg:y1="5.739cm" svg:x2="10.144cm" svg:y2="6.376cm" draw:start-shape="id17" draw:start-glue-point="3" draw:end-shape="id18" draw:end-glue-point="0" svg:d="M10271 5739h-127v637" svg:viewBox="0 0 128 638">
            <text:p/>
          </draw:connector>
          <draw:frame draw:style-name="gr5" draw:text-style-name="P5" draw:layer="layout" svg:width="3.683cm" svg:height="1.097cm" svg:x="8.456cm" svg:y="10.519cm">
            <draw:text-box>
              <text:p><text:span text:style-name="T2">I2C_RX_LSB_FIRST</text:span></text:p>
              <text:p><text:span text:style-name="T2">I2C_TX_LSB_FIRST</text:span></text:p>
            </draw:text-box>
          </draw:frame>
          <draw:line draw:style-name="gr6" draw:text-style-name="P6" draw:layer="layout" svg:x1="9.763cm" svg:y1="10.692cm" svg:x2="9.763cm" svg:y2="10.057cm">
            <text:p/>
          </draw:line>
          <draw:frame draw:style-name="gr14" draw:text-style-name="P5" draw:layer="layout" svg:width="3.556cm" svg:height="0.885cm" svg:x="3.994cm" svg:y="4.715cm">
            <draw:text-box>
              <text:p><text:span text:style-name="T2">I2C_TRANS_START</text:span></text:p>
            </draw:text-box>
          </draw:frame>
          <draw:line draw:style-name="gr6" draw:text-style-name="P6" draw:layer="layout" svg:x1="6.842cm" svg:y1="5.104cm" svg:x2="8.366cm" svg:y2="5.104cm">
            <text:p/>
          </draw:line>
          <draw:line draw:style-name="gr6" draw:text-style-name="P1" draw:layer="layout" svg:x1="10.144cm" svg:y1="8.457cm" svg:x2="10.144cm" svg:y2="9.168cm">
            <text:p/>
          </draw:line>
          <draw:line draw:style-name="gr1" draw:text-style-name="P1" draw:layer="layout" svg:x1="3.431cm" svg:y1="8.662cm" svg:x2="3.685cm" svg:y2="8.916cm">
            <text:p/>
          </draw:line>
          <draw:line draw:style-name="gr1" draw:text-style-name="P1" draw:layer="layout" svg:x1="3.532cm" svg:y1="8.663cm" svg:x2="3.786cm" svg:y2="8.917cm">
            <text:p/>
          </draw:line>
          <draw:line draw:style-name="gr1" draw:text-style-name="P1" draw:layer="layout" svg:x1="7.231cm" svg:y1="9.562cm" svg:x2="7.485cm" svg:y2="9.816cm">
            <text:p/>
          </draw:line>
          <draw:line draw:style-name="gr1" draw:text-style-name="P1" draw:layer="layout" svg:x1="7.332cm" svg:y1="9.563cm" svg:x2="7.586cm" svg:y2="9.817cm">
            <text:p/>
          </draw:line>
          <draw:line draw:style-name="gr1" draw:text-style-name="P1" draw:layer="layout" svg:x1="9.631cm" svg:y1="3.462cm" svg:x2="9.885cm" svg:y2="3.716cm">
            <text:p/>
          </draw:line>
          <draw:line draw:style-name="gr1" draw:text-style-name="P1" draw:layer="layout" svg:x1="9.732cm" svg:y1="3.463cm" svg:x2="9.986cm" svg:y2="3.717cm">
            <text:p/>
          </draw:line>
          <draw:connector draw:style-name="gr6" draw:text-style-name="P1" draw:layer="layout" svg:x1="8.366cm" svg:y1="4.852cm" svg:x2="9.128cm" svg:y2="1.968cm" draw:start-shape="id19" draw:start-glue-point="3" draw:end-shape="id20" draw:end-glue-point="4" svg:d="M8366 4852h-501v-2884h1263" svg:viewBox="0 0 1264 2885">
            <text:p/>
          </draw:connector>
          <draw:connector draw:style-name="gr6" draw:text-style-name="P1" draw:layer="layout" svg:x1="10.612cm" svg:y1="1.968cm" svg:x2="11.922cm" svg:y2="4.852cm" draw:start-shape="id20" draw:start-glue-point="5" draw:end-shape="id19" svg:d="M10612 1968h1811v2884h-501" svg:viewBox="0 0 1812 2885">
            <text:p/>
          </draw:connector>
          <draw:line draw:style-name="gr28" draw:text-style-name="P1" draw:layer="layout" svg:x1="9.763cm" svg:y1="3.243cm" svg:x2="9.763cm" svg:y2="4.342cm">
            <text:p/>
          </draw:line>
          <draw:custom-shape draw:style-name="gr29" draw:text-style-name="P9" draw:layer="layout" svg:width="1.683cm" svg:height="4.093cm" svg:x="4.435cm" svg:y="6.902cm">
            <text:p/>
            <draw:enhanced-geometry svg:viewBox="0 0 21600 21600" draw:type="rectangle" draw:enhanced-path="M 0 0 L 21600 0 21600 21600 0 21600 0 0 Z N"/>
          </draw:custom-shape>
          <draw:rect draw:style-name="gr3" draw:text-style-name="P4" draw:layer="layout" svg:width="1.376cm" svg:height="1.484cm" svg:x="4.588cm" svg:y="7.377cm">
            <text:p text:style-name="P3"><text:span text:style-name="T1">TX RAM</text:span></text:p>
          </draw:rect>
          <draw:frame draw:style-name="gr4" draw:text-style-name="P5" draw:layer="layout" svg:width="1.593cm" svg:height="0.674cm" svg:x="4.513cm" svg:y="6.869cm">
            <draw:text-box>
              <text:p><text:span text:style-name="T2">32x8bits</text:span></text:p>
            </draw:text-box>
          </draw:frame>
          <draw:rect draw:style-name="gr3" draw:text-style-name="P4" draw:layer="layout" svg:width="1.409cm" svg:height="1.52cm" svg:x="4.555cm" svg:y="9.341cm">
            <text:p text:style-name="P3"><text:span text:style-name="T1">RX RAM</text:span></text:p>
          </draw:rect>
          <draw:frame draw:style-name="gr4" draw:text-style-name="P5" draw:layer="layout" svg:width="1.6cm" svg:height="0.674cm" svg:x="4.514cm" svg:y="8.869cm">
            <draw:text-box>
              <text:p><text:span text:style-name="T2">32x8bits</text:span></text:p>
            </draw:text-box>
          </draw:frame>
        </draw:g>
        <draw:frame draw:style-name="gr19" draw:text-style-name="P8" draw:layer="layout" svg:width="3.81cm" svg:height="1.191cm" svg:x="8.477cm" svg:y="24.857cm">
          <draw:text-box>
            <text:p><text:span text:style-name="T3">I2C_Slave</text:span></text:p>
          </draw:text-box>
        </draw:frame>
        <draw:g>
          <draw:rect draw:style-name="gr16" draw:text-style-name="P4" xml:id="id22" draw:id="id22" draw:layer="layout" svg:width="1.81cm" svg:height="0.891cm" svg:x="7.056cm" svg:y="17.078cm">
            <text:p text:style-name="P3"><text:span text:style-name="T1">SCL_FSM</text:span></text:p>
          </draw:rect>
          <draw:rect draw:style-name="gr16" draw:text-style-name="P4" draw:layer="layout" svg:width="2.81cm" svg:height="0.891cm" svg:x="6.056cm" svg:y="18.28cm">
            <text:p text:style-name="P3"><text:span text:style-name="T1">SCL_MAIN_FSM</text:span></text:p>
          </draw:rect>
          <draw:rect draw:style-name="gr16" draw:text-style-name="P4" xml:id="id23" draw:id="id23" draw:layer="layout" svg:width="2.702cm" svg:height="0.891cm" svg:x="6.799cm" svg:y="20.272cm">
            <text:p text:style-name="P3"><text:span text:style-name="T1">DATA_Shifter</text:span></text:p>
          </draw:rect>
          <draw:frame draw:style-name="gr17" draw:text-style-name="P5" draw:layer="layout" svg:width="1.086cm" svg:height="0.674cm" svg:x="18.275cm" svg:y="17.072cm">
            <draw:text-box>
              <text:p><text:span text:style-name="T2">SCL</text:span></text:p>
            </draw:text-box>
          </draw:frame>
          <draw:frame draw:style-name="gr17" draw:text-style-name="P5" draw:layer="layout" svg:width="1.651cm" svg:height="0.674cm" svg:x="15.162cm" svg:y="19.481cm">
            <draw:text-box>
              <text:p><text:span text:style-name="T2">SDA</text:span></text:p>
            </draw:text-box>
          </draw:frame>
          <draw:line draw:style-name="gr10" draw:text-style-name="P7" draw:layer="layout" svg:x1="6.056cm" svg:y1="18.899cm" svg:x2="4.804cm" svg:y2="18.899cm">
            <text:p/>
          </draw:line>
          <draw:rect draw:style-name="gr16" draw:text-style-name="P4" xml:id="id26" draw:id="id26" draw:layer="layout" svg:width="2.065cm" svg:height="0.891cm" svg:x="13.151cm" svg:y="18.643cm">
            <text:p text:style-name="P3"><text:span text:style-name="T1">SCL_Filter</text:span></text:p>
          </draw:rect>
          <draw:rect draw:style-name="gr16" draw:text-style-name="P4" xml:id="id24" draw:id="id24" draw:layer="layout" svg:width="2.032cm" svg:height="0.891cm" svg:x="13.184cm" svg:y="19.684cm">
            <text:p text:style-name="P3"><text:span text:style-name="T1">SDA_Filter</text:span></text:p>
          </draw:rect>
          <draw:rect draw:style-name="gr16" draw:text-style-name="P4" xml:id="id21" draw:id="id21" draw:layer="layout" svg:width="2.113cm" svg:height="1.043cm" svg:x="10.176cm" svg:y="18.899cm">
            <text:p text:style-name="P3"><text:span text:style-name="T1">Start_Detect</text:span></text:p>
          </draw:rect>
          <draw:line draw:style-name="gr20" draw:text-style-name="P7" xml:id="id27" draw:id="id27" draw:layer="layout" svg:x1="12.295cm" svg:y1="19.253cm" svg:x2="13.159cm" svg:y2="19.253cm">
            <draw:glue-point draw:id="4" svg:x="0.879cm" svg:y="-370cm" draw:escape-direction="up"/>
            <text:p/>
          </draw:line>
          <draw:line draw:style-name="gr20" draw:text-style-name="P7" draw:layer="layout" svg:x1="12.295cm" svg:y1="19.803cm" svg:x2="13.184cm" svg:y2="19.803cm">
            <text:p/>
          </draw:line>
          <draw:connector draw:style-name="gr21" draw:text-style-name="P6" draw:layer="layout" svg:x1="10.176cm" svg:y1="19.42cm" svg:x2="8.866cm" svg:y2="17.523cm" draw:start-shape="id21" draw:start-glue-point="3" draw:end-shape="id22" draw:end-glue-point="1" svg:d="M10176 19420h-655v-1897h-655" svg:viewBox="0 0 1311 1898">
            <text:p/>
          </draw:connector>
          <draw:line draw:style-name="gr20" draw:text-style-name="P7" draw:layer="layout" svg:x1="8.866cm" svg:y1="18.772cm" svg:x2="9.526cm" svg:y2="18.772cm">
            <text:p/>
          </draw:line>
          <draw:line draw:style-name="gr10" draw:text-style-name="P7" draw:layer="layout" svg:x1="7.69cm" svg:y1="19.165cm" svg:x2="7.69cm" svg:y2="20.283cm">
            <text:p/>
          </draw:line>
          <draw:connector draw:style-name="gr22" draw:text-style-name="P6" draw:layer="layout" draw:line-skew="-0.082cm" svg:x1="9.501cm" svg:y1="20.717cm" svg:x2="13.184cm" svg:y2="20.129cm" draw:start-shape="id23" draw:start-glue-point="1" draw:end-shape="id24" svg:d="M9501 20717h1760v-588h1923" svg:viewBox="0 0 3684 589">
            <text:p/>
          </draw:connector>
          <draw:line draw:style-name="gr10" draw:text-style-name="P7" draw:layer="layout" svg:x1="4.81cm" svg:y1="20.677cm" svg:x2="6.808cm" svg:y2="20.677cm">
            <text:p/>
          </draw:line>
          <draw:custom-shape draw:style-name="gr24" draw:text-style-name="P2" xml:id="id25" draw:id="id25" draw:layer="layout" svg:width="1.727cm" svg:height="0.508cm" draw:transform="rotate (1.5707963267949) translate (17.502cm 18.485cm)">
            <draw:glue-point draw:id="8" svg:x="-5cm" svg:y="1.748cm"/>
            <draw:glue-point draw:id="9" svg:x="-5cm" svg:y="-1.928cm" draw:escape-direction="left"/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7" draw:text-style-name="P5" draw:layer="layout" svg:width="0.762cm" svg:height="0.674cm" svg:x="17.329cm" svg:y="17.021cm">
            <draw:text-box>
              <text:p><text:span text:style-name="T2">0</text:span></text:p>
            </draw:text-box>
          </draw:frame>
          <draw:frame draw:style-name="gr17" draw:text-style-name="P5" draw:layer="layout" svg:width="0.762cm" svg:height="0.674cm" svg:x="17.329cm" svg:y="17.622cm">
            <draw:text-box>
              <text:p><text:span text:style-name="T2">1</text:span></text:p>
            </draw:text-box>
          </draw:frame>
          <draw:line draw:style-name="gr21" draw:text-style-name="P6" draw:layer="layout" svg:x1="17.756cm" svg:y1="16.005cm" svg:x2="17.756cm" svg:y2="17.021cm">
            <text:p/>
          </draw:line>
          <draw:frame draw:style-name="gr25" draw:text-style-name="P5" draw:layer="layout" svg:width="3.429cm" svg:height="0.885cm" svg:x="15.632cm" svg:y="15.616cm">
            <draw:text-box>
              <text:p><text:span text:style-name="T2">I2C_SCL_FILTER_EN</text:span></text:p>
            </draw:text-box>
          </draw:frame>
          <draw:line draw:style-name="gr10" draw:text-style-name="P7" draw:layer="layout" svg:x1="18.01cm" svg:y1="17.629cm" svg:x2="19.407cm" svg:y2="17.629cm">
            <text:p/>
          </draw:line>
          <draw:frame draw:style-name="gr17" draw:text-style-name="P5" draw:layer="layout" svg:width="1.086cm" svg:height="0.674cm" svg:x="18.376cm" svg:y="21.073cm">
            <draw:text-box>
              <text:p><text:span text:style-name="T2">SDA</text:span></text:p>
            </draw:text-box>
          </draw:frame>
          <draw:custom-shape draw:style-name="gr24" draw:text-style-name="P2" xml:id="id28" draw:id="id28" draw:layer="layout" svg:width="1.727cm" svg:height="0.508cm" draw:transform="rotate (1.5707963267949) translate (17.649cm 22.486cm)">
            <draw:glue-point draw:id="8" svg:x="-5.019cm" svg:y="2.895cm" draw:escape-direction="left"/>
            <draw:glue-point draw:id="9" svg:x="-5.019cm" svg:y="-2.252cm" draw:escape-direction="left"/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17" draw:text-style-name="P5" draw:layer="layout" svg:width="0.762cm" svg:height="0.674cm" svg:x="17.53cm" svg:y="21.022cm">
            <draw:text-box>
              <text:p><text:span text:style-name="T2">1</text:span></text:p>
            </draw:text-box>
          </draw:frame>
          <draw:frame draw:style-name="gr17" draw:text-style-name="P5" draw:layer="layout" svg:width="0.762cm" svg:height="0.674cm" svg:x="17.53cm" svg:y="21.723cm">
            <draw:text-box>
              <text:p><text:span text:style-name="T2">0</text:span></text:p>
            </draw:text-box>
          </draw:frame>
          <draw:line draw:style-name="gr21" draw:text-style-name="P6" draw:layer="layout" svg:x1="17.938cm" svg:y1="23.263cm" svg:x2="17.938cm" svg:y2="22.247cm">
            <text:p/>
          </draw:line>
          <draw:frame draw:style-name="gr17" draw:text-style-name="P5" draw:layer="layout" svg:width="3.429cm" svg:height="0.674cm" svg:x="14.933cm" svg:y="22.517cm">
            <draw:text-box>
              <text:p><text:span text:style-name="T2">I2C_SDA_FILTER_EN</text:span></text:p>
            </draw:text-box>
          </draw:frame>
          <draw:line draw:style-name="gr10" draw:text-style-name="P7" draw:layer="layout" svg:x1="18.162cm" svg:y1="21.63cm" svg:x2="19.559cm" svg:y2="21.63cm">
            <text:p/>
          </draw:line>
          <draw:line draw:style-name="gr20" draw:text-style-name="P7" draw:layer="layout" svg:x1="12.295cm" svg:y1="20.13cm" svg:x2="12.295cm" svg:y2="21.987cm">
            <text:p/>
          </draw:line>
          <draw:frame draw:style-name="gr17" draw:text-style-name="P5" draw:layer="layout" svg:width="3.937cm" svg:height="0.674cm" svg:x="12.216cm" svg:y="21.204cm">
            <draw:text-box>
              <text:p><text:span text:style-name="T2">I2C_SDA_FILTER_THRES</text:span></text:p>
            </draw:text-box>
          </draw:frame>
          <draw:line draw:style-name="gr20" draw:text-style-name="P7" draw:layer="layout" svg:x1="13.686cm" svg:y1="20.588cm" svg:x2="13.686cm" svg:y2="21.452cm">
            <text:p/>
          </draw:line>
          <draw:frame draw:style-name="gr18" draw:text-style-name="P5" draw:layer="layout" svg:width="4.398cm" svg:height="1.097cm" svg:x="12.817cm" svg:y="17.221cm">
            <draw:text-box>
              <text:p><text:span text:style-name="T2">I2C_SCL_FILTER_THRES</text:span></text:p>
              <text:p><text:span text:style-name="T2">I2C_SAMPLE_SCL_LEVEL</text:span></text:p>
            </draw:text-box>
          </draw:frame>
          <draw:line draw:style-name="gr21" draw:text-style-name="P6" draw:layer="layout" svg:x1="14.04cm" svg:y1="17.883cm" svg:x2="14.04cm" svg:y2="18.645cm">
            <text:p/>
          </draw:line>
          <draw:frame draw:style-name="gr18" draw:text-style-name="P5" draw:layer="layout" svg:width="3.683cm" svg:height="1.097cm" svg:x="6.255cm" svg:y="21.92cm">
            <draw:text-box>
              <text:p><text:span text:style-name="T2">I2C_RX_LSB_FIRST</text:span></text:p>
              <text:p><text:span text:style-name="T2">I2C_TX_LSB_FIRST</text:span></text:p>
            </draw:text-box>
          </draw:frame>
          <draw:line draw:style-name="gr20" draw:text-style-name="P7" draw:layer="layout" svg:x1="7.563cm" svg:y1="21.146cm" svg:x2="7.563cm" svg:y2="22.035cm">
            <text:p/>
          </draw:line>
          <draw:frame draw:style-name="gr26" draw:text-style-name="P5" draw:layer="layout" svg:width="3.937cm" svg:height="1.52cm" svg:x="6.293cm" svg:y="15.224cm">
            <draw:text-box>
              <text:p><text:span text:style-name="T2">SCL_LOW_PERIOD</text:span></text:p>
              <text:p><text:span text:style-name="T2">SCL_HIGH_PERIOD</text:span></text:p>
              <text:p><text:span text:style-name="T2">SCL_WAIT_HIGH_PERIOD</text:span></text:p>
            </draw:text-box>
          </draw:frame>
          <draw:line draw:style-name="gr21" draw:text-style-name="P6" draw:layer="layout" svg:x1="7.698cm" svg:y1="16.287cm" svg:x2="7.698cm" svg:y2="17.074cm">
            <text:p/>
          </draw:line>
          <draw:connector draw:style-name="gr6" draw:text-style-name="P1" draw:layer="layout" draw:line-skew="0.397cm" svg:x1="17.502cm" svg:y1="17.923cm" svg:x2="15.216cm" svg:y2="19.088cm" draw:start-shape="id25" draw:start-glue-point="8" draw:end-shape="id26" draw:end-glue-point="1" svg:d="M17502 17923h-746v1165h-1540" svg:viewBox="0 0 2287 1166">
            <text:p/>
          </draw:connector>
          <draw:connector draw:style-name="gr8" draw:text-style-name="P3" draw:layer="layout" draw:line-skew="-2.528cm" svg:x1="12.727cm" svg:y1="19.253cm" svg:x2="17.502cm" svg:y2="17.29cm" draw:start-shape="id27" draw:start-glue-point="0" draw:end-shape="id25" draw:end-glue-point="9" svg:d="M12727 19253h76v-1963h4699" svg:viewBox="0 0 4776 1964">
            <text:p/>
          </draw:connector>
          <draw:connector draw:style-name="gr6" draw:text-style-name="P1" draw:layer="layout" svg:x1="17.649cm" svg:y1="21.235cm" svg:x2="15.216cm" svg:y2="20.129cm" draw:start-shape="id28" draw:start-glue-point="9" draw:end-shape="id24" draw:end-glue-point="1" svg:d="M17649 21235h-1216v-1106h-1217" svg:viewBox="0 0 2434 1107">
            <text:p/>
          </draw:connector>
          <draw:line draw:style-name="gr1" draw:text-style-name="P1" draw:layer="layout" svg:x1="12.295cm" svg:y1="21.988cm" svg:x2="17.629cm" svg:y2="21.988cm">
            <text:p/>
          </draw:line>
          <draw:line draw:style-name="gr1" draw:text-style-name="P1" draw:layer="layout" svg:x1="11.787cm" svg:y1="20.123cm" svg:x2="11.787cm" svg:y2="23.456cm">
            <text:p/>
          </draw:line>
          <draw:line draw:style-name="gr27" draw:text-style-name="P3" draw:layer="layout" svg:x1="18.899cm" svg:y1="21.629cm" svg:x2="18.899cm" svg:y2="23.458cm">
            <text:p/>
          </draw:line>
          <draw:line draw:style-name="gr1" draw:text-style-name="P1" draw:layer="layout" svg:x1="11.787cm" svg:y1="23.458cm" svg:x2="18.899cm" svg:y2="23.458cm">
            <text:p/>
          </draw:line>
          <draw:custom-shape draw:style-name="gr29" draw:text-style-name="P9" draw:layer="layout" svg:width="1.683cm" svg:height="4.093cm" svg:x="3.135cm" svg:y="17.703cm">
            <text:p/>
            <draw:enhanced-geometry svg:viewBox="0 0 21600 21600" draw:type="rectangle" draw:enhanced-path="M 0 0 L 21600 0 21600 21600 0 21600 0 0 Z N"/>
          </draw:custom-shape>
          <draw:rect draw:style-name="gr3" draw:text-style-name="P4" draw:layer="layout" svg:width="1.376cm" svg:height="1.484cm" svg:x="3.288cm" svg:y="18.178cm">
            <text:p text:style-name="P3"><text:span text:style-name="T1">TX RAM</text:span></text:p>
          </draw:rect>
          <draw:frame draw:style-name="gr4" draw:text-style-name="P5" draw:layer="layout" svg:width="1.593cm" svg:height="0.674cm" svg:x="3.213cm" svg:y="17.67cm">
            <draw:text-box>
              <text:p><text:span text:style-name="T2">32x8bits</text:span></text:p>
            </draw:text-box>
          </draw:frame>
          <draw:frame draw:style-name="gr4" draw:text-style-name="P5" draw:layer="layout" svg:width="1.143cm" svg:height="0.674cm" svg:x="5.017cm" svg:y="18.43cm">
            <draw:text-box>
              <text:p><text:span text:style-name="T2">r/w</text:span></text:p>
            </draw:text-box>
          </draw:frame>
          <draw:frame draw:style-name="gr5" draw:text-style-name="P5" draw:layer="layout" svg:width="2.04cm" svg:height="1.097cm" svg:x="4.691cm" svg:y="20.742cm">
            <draw:text-box>
              <text:p><text:span text:style-name="T2">rdata/wdata</text:span></text:p>
            </draw:text-box>
          </draw:frame>
          <draw:line draw:style-name="gr12" draw:text-style-name="P7" draw:layer="layout" svg:x1="1.565cm" svg:y1="19.454cm" svg:x2="3.116cm" svg:y2="19.454cm">
            <text:p/>
          </draw:line>
          <draw:frame draw:style-name="gr7" draw:text-style-name="P5" draw:layer="layout" svg:width="1.905cm" svg:height="0.758cm" svg:x="1.589cm" svg:y="18.838cm">
            <draw:text-box>
              <text:p><text:span text:style-name="T2">APB BUS</text:span></text:p>
            </draw:text-box>
          </draw:frame>
          <draw:line draw:style-name="gr1" draw:text-style-name="P1" draw:layer="layout" svg:x1="2.131cm" svg:y1="19.364cm" svg:x2="2.385cm" svg:y2="19.618cm">
            <text:p/>
          </draw:line>
          <draw:line draw:style-name="gr1" draw:text-style-name="P1" draw:layer="layout" svg:x1="2.232cm" svg:y1="19.365cm" svg:x2="2.486cm" svg:y2="19.619cm">
            <text:p/>
          </draw:line>
          <draw:line draw:style-name="gr1" draw:text-style-name="P1" draw:layer="layout" svg:x1="5.631cm" svg:y1="20.564cm" svg:x2="5.885cm" svg:y2="20.818cm">
            <text:p/>
          </draw:line>
          <draw:line draw:style-name="gr1" draw:text-style-name="P1" draw:layer="layout" svg:x1="5.732cm" svg:y1="20.565cm" svg:x2="5.986cm" svg:y2="20.819cm">
            <text:p/>
          </draw:line>
          <draw:rect draw:style-name="gr3" draw:text-style-name="P4" draw:layer="layout" svg:width="1.409cm" svg:height="1.52cm" svg:x="3.255cm" svg:y="20.142cm">
            <text:p text:style-name="P3"><text:span text:style-name="T1">RX RAM</text:span></text:p>
          </draw:rect>
          <draw:frame draw:style-name="gr4" draw:text-style-name="P5" draw:layer="layout" svg:width="1.6cm" svg:height="0.674cm" svg:x="3.214cm" svg:y="19.67cm">
            <draw:text-box>
              <text:p><text:span text:style-name="T2">32x8bits</text:span></text:p>
            </draw:text-box>
          </draw:frame>
        </draw:g>
      </draw:page>
      <draw:page draw:name="page3" draw:style-name="dp1" draw:master-page-name="Default">
        <draw:custom-shape draw:style-name="gr30" draw:text-style-name="P10" draw:layer="layout" svg:width="14.614cm" svg:height="9.058cm" svg:x="5.177cm" svg:y="14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258cm" svg:height="8.96cm" svg:x="0.45cm" svg:y="14.931cm">
          <text:p/>
          <draw:enhanced-geometry svg:viewBox="0 0 21600 21600" draw:type="rectangle" draw:enhanced-path="M 0 0 L 21600 0 21600 21600 0 21600 0 0 Z N"/>
        </draw:custom-shape>
        <draw:frame draw:style-name="gr32" draw:text-style-name="P8" draw:layer="layout" svg:width="5.175cm" svg:height="2.091cm" svg:x="8.477cm" svg:y="24.897cm">
          <draw:text-box>
            <text:p><text:span text:style-name="T3">728 I2C_Slave</text:span></text:p>
          </draw:text-box>
        </draw:frame>
        <draw:rect draw:style-name="gr33" draw:text-style-name="P12" xml:id="id30" draw:id="id30" draw:layer="layout" svg:width="1.917cm" svg:height="0.943cm" svg:x="6.317cm" svg:y="16.816cm">
          <text:p text:style-name="P3"><text:span text:style-name="T1">SCL_FSM</text:span></text:p>
        </draw:rect>
        <draw:rect draw:style-name="gr33" draw:text-style-name="P12" draw:layer="layout" svg:width="2.976cm" svg:height="0.943cm" svg:x="5.258cm" svg:y="18.088cm">
          <text:p text:style-name="P3"><text:span text:style-name="T1">SCL_MAIN_FSM</text:span></text:p>
        </draw:rect>
        <draw:rect draw:style-name="gr33" draw:text-style-name="P12" xml:id="id31" draw:id="id31" draw:layer="layout" svg:width="2.862cm" svg:height="0.944cm" svg:x="6.045cm" svg:y="20.198cm">
          <text:p text:style-name="P3"><text:span text:style-name="T1">DATA_Shifter</text:span></text:p>
        </draw:rect>
        <draw:frame draw:style-name="gr34" draw:text-style-name="P5" draw:layer="layout" svg:width="1.15cm" svg:height="0.714cm" svg:x="18.2cm" svg:y="16.809cm">
          <draw:text-box>
            <text:p><text:span text:style-name="T2">SCL</text:span></text:p>
          </draw:text-box>
        </draw:frame>
        <draw:frame draw:style-name="gr34" draw:text-style-name="P5" draw:layer="layout" svg:width="1.748cm" svg:height="0.714cm" svg:x="14.903cm" svg:y="19.359cm">
          <draw:text-box>
            <text:p><text:span text:style-name="T2">SDA</text:span></text:p>
          </draw:text-box>
        </draw:frame>
        <draw:line draw:style-name="gr10" draw:text-style-name="P7" draw:layer="layout" svg:x1="5.258cm" svg:y1="18.744cm" svg:x2="3.932cm" svg:y2="18.744cm">
          <text:p/>
        </draw:line>
        <draw:rect draw:style-name="gr33" draw:text-style-name="P12" xml:id="id32" draw:id="id32" draw:layer="layout" svg:width="2.152cm" svg:height="0.943cm" svg:x="12.807cm" svg:y="19.575cm">
          <text:p text:style-name="P3"><text:span text:style-name="T1">SDA_Filter</text:span></text:p>
        </draw:rect>
        <draw:rect draw:style-name="gr33" draw:text-style-name="P12" xml:id="id29" draw:id="id29" draw:layer="layout" svg:width="2.238cm" svg:height="0.859cm" svg:x="9.622cm" svg:y="17.989cm">
          <text:p text:style-name="P3"><text:span text:style-name="T1">Start_Detect</text:span></text:p>
        </draw:rect>
        <draw:line draw:style-name="gr20" draw:text-style-name="P7" xml:id="id35" draw:id="id35" draw:layer="layout" svg:x1="11.839cm" svg:y1="18.537cm" svg:x2="12.754cm" svg:y2="18.537cm">
          <draw:glue-point draw:id="4" svg:x="0.879cm" svg:y="-370cm" draw:escape-direction="up"/>
          <text:p/>
        </draw:line>
        <draw:line draw:style-name="gr20" draw:text-style-name="P7" draw:layer="layout" svg:x1="11.866cm" svg:y1="19.701cm" svg:x2="12.808cm" svg:y2="19.701cm">
          <text:p/>
        </draw:line>
        <draw:connector draw:style-name="gr21" draw:text-style-name="P6" draw:layer="layout" svg:x1="9.622cm" svg:y1="18.418cm" svg:x2="8.234cm" svg:y2="17.287cm" draw:start-shape="id29" draw:start-glue-point="3" draw:end-shape="id30" draw:end-glue-point="1" svg:d="M9622 18418h-694v-1131h-694" svg:viewBox="0 0 1389 1132">
          <text:p/>
        </draw:connector>
        <draw:line draw:style-name="gr20" draw:text-style-name="P7" draw:layer="layout" svg:x1="8.234cm" svg:y1="18.409cm" svg:x2="8.933cm" svg:y2="18.409cm">
          <text:p/>
        </draw:line>
        <draw:line draw:style-name="gr10" draw:text-style-name="P7" draw:layer="layout" svg:x1="6.989cm" svg:y1="19.025cm" svg:x2="6.989cm" svg:y2="20.209cm">
          <text:p/>
        </draw:line>
        <draw:connector draw:style-name="gr22" draw:text-style-name="P6" draw:layer="layout" svg:x1="8.907cm" svg:y1="20.67cm" svg:x2="12.807cm" svg:y2="20.046cm" draw:start-shape="id31" draw:start-glue-point="1" draw:end-shape="id32" svg:d="M8907 20670h1950v-624h1950" svg:viewBox="0 0 3901 625">
          <text:p/>
        </draw:connector>
        <draw:line draw:style-name="gr10" draw:text-style-name="P7" draw:layer="layout" svg:x1="3.939cm" svg:y1="20.627cm" svg:x2="6.055cm" svg:y2="20.627cm">
          <text:p/>
        </draw:line>
        <draw:custom-shape draw:style-name="gr35" draw:text-style-name="P13" xml:id="id33" draw:id="id33" draw:layer="layout" svg:width="1.829cm" svg:height="0.538cm" draw:transform="rotate (1.5707963267949) translate (17.38cm 18.305cm)">
          <draw:glue-point draw:id="8" svg:x="-5cm" svg:y="1.748cm"/>
          <draw:glue-point draw:id="9" svg:x="-5cm" svg:y="-1.928cm" draw:escape-direction="left"/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6" draw:text-style-name="P5" draw:layer="layout" svg:width="0.807cm" svg:height="0.713cm" svg:x="17.197cm" svg:y="16.755cm">
          <draw:text-box>
            <text:p><text:span text:style-name="T2">0</text:span></text:p>
          </draw:text-box>
        </draw:frame>
        <draw:frame draw:style-name="gr34" draw:text-style-name="P5" draw:layer="layout" svg:width="0.807cm" svg:height="0.714cm" svg:x="17.197cm" svg:y="17.391cm">
          <draw:text-box>
            <text:p><text:span text:style-name="T2">1</text:span></text:p>
          </draw:text-box>
        </draw:frame>
        <draw:line draw:style-name="gr21" draw:text-style-name="P6" draw:layer="layout" svg:x1="17.649cm" svg:y1="15.679cm" svg:x2="17.649cm" svg:y2="16.755cm">
          <text:p/>
        </draw:line>
        <draw:frame draw:style-name="gr37" draw:text-style-name="P5" draw:layer="layout" svg:width="3.63cm" svg:height="0.938cm" svg:x="15.401cm" svg:y="15.267cm">
          <draw:text-box>
            <text:p><text:span text:style-name="T2">I2C_SCL_FILTER_EN</text:span></text:p>
          </draw:text-box>
        </draw:frame>
        <draw:line draw:style-name="gr38" draw:text-style-name="P7" draw:layer="layout" svg:x1="17.918cm" svg:y1="17.399cm" svg:x2="19.398cm" svg:y2="17.399cm">
          <text:p/>
        </draw:line>
        <draw:frame draw:style-name="gr34" draw:text-style-name="P5" draw:layer="layout" svg:width="1.15cm" svg:height="0.714cm" svg:x="18.306cm" svg:y="21.046cm">
          <draw:text-box>
            <text:p><text:span text:style-name="T2">SDA</text:span></text:p>
          </draw:text-box>
        </draw:frame>
        <draw:custom-shape draw:style-name="gr39" draw:text-style-name="P13" xml:id="id36" draw:id="id36" draw:layer="layout" svg:width="1.829cm" svg:height="0.539cm" draw:transform="rotate (1.5707963267949) translate (17.536cm 22.543cm)">
          <draw:glue-point draw:id="8" svg:x="-5.019cm" svg:y="2.895cm" draw:escape-direction="left"/>
          <draw:glue-point draw:id="9" svg:x="-5.019cm" svg:y="-2.252cm" draw:escape-direction="left"/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4" draw:text-style-name="P5" draw:layer="layout" svg:width="0.807cm" svg:height="0.714cm" svg:x="17.41cm" svg:y="20.992cm">
          <draw:text-box>
            <text:p><text:span text:style-name="T2">1</text:span></text:p>
          </draw:text-box>
        </draw:frame>
        <draw:frame draw:style-name="gr34" draw:text-style-name="P5" draw:layer="layout" svg:width="0.807cm" svg:height="0.714cm" svg:x="17.41cm" svg:y="21.734cm">
          <draw:text-box>
            <text:p><text:span text:style-name="T2">0</text:span></text:p>
          </draw:text-box>
        </draw:frame>
        <draw:line draw:style-name="gr21" draw:text-style-name="P6" draw:layer="layout" svg:x1="17.842cm" svg:y1="23.365cm" svg:x2="17.842cm" svg:y2="22.289cm">
          <text:p/>
        </draw:line>
        <draw:frame draw:style-name="gr40" draw:text-style-name="P5" draw:layer="layout" svg:width="3.631cm" svg:height="0.715cm" svg:x="14.66cm" svg:y="22.575cm">
          <draw:text-box>
            <text:p><text:span text:style-name="T2">I2C_SDA_FILTER_EN</text:span></text:p>
          </draw:text-box>
        </draw:frame>
        <draw:line draw:style-name="gr10" draw:text-style-name="P7" draw:layer="layout" svg:x1="18.079cm" svg:y1="21.636cm" svg:x2="19.559cm" svg:y2="21.636cm">
          <text:p/>
        </draw:line>
        <draw:line draw:style-name="gr20" draw:text-style-name="P7" draw:layer="layout" svg:x1="11.866cm" svg:y1="20.047cm" svg:x2="11.866cm" svg:y2="22.014cm">
          <text:p/>
        </draw:line>
        <draw:frame draw:style-name="gr34" draw:text-style-name="P5" draw:layer="layout" svg:width="4.171cm" svg:height="0.714cm" svg:x="11.781cm" svg:y="21.184cm">
          <draw:text-box>
            <text:p><text:span text:style-name="T2">I2C_SDA_FILTER_THRES</text:span></text:p>
          </draw:text-box>
        </draw:frame>
        <draw:line draw:style-name="gr20" draw:text-style-name="P7" draw:layer="layout" svg:x1="13.339cm" svg:y1="20.532cm" svg:x2="13.339cm" svg:y2="21.447cm">
          <text:p/>
        </draw:line>
        <draw:frame draw:style-name="gr41" draw:text-style-name="P5" draw:layer="layout" svg:width="4.657cm" svg:height="1.162cm" svg:x="12.419cm" svg:y="16.966cm">
          <draw:text-box>
            <text:p><text:span text:style-name="T2">I2C_SCL_FILTER_THRES</text:span></text:p>
            <text:p><text:span text:style-name="T2">I2C_SAMPLE_SCL_LEVEL</text:span></text:p>
          </draw:text-box>
        </draw:frame>
        <draw:line draw:style-name="gr21" draw:text-style-name="P6" draw:layer="layout" svg:x1="13.714cm" svg:y1="17.668cm" svg:x2="13.714cm" svg:y2="18.475cm">
          <text:p/>
        </draw:line>
        <draw:frame draw:style-name="gr42" draw:text-style-name="P5" draw:layer="layout" svg:width="3.901cm" svg:height="1.161cm" svg:x="5.469cm" svg:y="21.944cm">
          <draw:text-box>
            <text:p><text:span text:style-name="T2">I2C_RX_LSB_FIRST</text:span></text:p>
            <text:p><text:span text:style-name="T2">I2C_TX_LSB_FIRST</text:span></text:p>
          </draw:text-box>
        </draw:frame>
        <draw:line draw:style-name="gr20" draw:text-style-name="P7" draw:layer="layout" svg:x1="6.854cm" svg:y1="21.123cm" svg:x2="6.854cm" svg:y2="22.065cm">
          <text:p/>
        </draw:line>
        <draw:frame draw:style-name="gr43" draw:text-style-name="P5" draw:layer="layout" svg:width="4.17cm" svg:height="1.61cm" svg:x="5.509cm" svg:y="14.851cm">
          <draw:text-box>
            <text:p><text:span text:style-name="T2">SCL_LOW_PERIOD</text:span></text:p>
            <text:p><text:span text:style-name="T2">SCL_HIGH_PERIOD</text:span></text:p>
            <text:p><text:span text:style-name="T2">SCL_WAIT_HIGH_PERIOD</text:span></text:p>
          </draw:text-box>
        </draw:frame>
        <draw:line draw:style-name="gr21" draw:text-style-name="P6" draw:layer="layout" svg:x1="6.997cm" svg:y1="15.977cm" svg:x2="6.997cm" svg:y2="16.81cm">
          <text:p/>
        </draw:line>
        <draw:connector draw:style-name="gr6" draw:text-style-name="P1" draw:layer="layout" svg:x1="17.38cm" svg:y1="17.71cm" svg:x2="14.959cm" svg:y2="18.944cm" draw:start-shape="id33" draw:start-glue-point="8" draw:end-shape="id34" draw:end-glue-point="1" svg:d="M17380 17710h-1210v1234h-1211" svg:viewBox="0 0 2422 1235">
          <text:p/>
        </draw:connector>
        <draw:connector draw:style-name="gr8" draw:text-style-name="P3" draw:layer="layout" draw:line-skew="-2.684cm" svg:x1="12.296cm" svg:y1="18.537cm" svg:x2="17.38cm" svg:y2="17.039cm" draw:start-shape="id35" draw:start-glue-point="0" draw:end-shape="id33" draw:end-glue-point="9" svg:d="M12296 18537h87v-1498h4997" svg:viewBox="0 0 5085 1499">
          <text:p/>
        </draw:connector>
        <draw:connector draw:style-name="gr6" draw:text-style-name="P1" draw:layer="layout" svg:x1="17.536cm" svg:y1="21.218cm" svg:x2="14.959cm" svg:y2="20.046cm" draw:start-shape="id36" draw:start-glue-point="9" draw:end-shape="id32" draw:end-glue-point="1" svg:d="M17536 21218h-1289v-1172h-1288" svg:viewBox="0 0 2578 1173">
          <text:p/>
        </draw:connector>
        <draw:line draw:style-name="gr1" draw:text-style-name="P1" draw:layer="layout" svg:x1="11.866cm" svg:y1="22.015cm" svg:x2="17.515cm" svg:y2="22.015cm">
          <text:p/>
        </draw:line>
        <draw:line draw:style-name="gr1" draw:text-style-name="P1" draw:layer="layout" svg:x1="11.328cm" svg:y1="20.04cm" svg:x2="11.328cm" svg:y2="23.57cm">
          <text:p/>
        </draw:line>
        <draw:line draw:style-name="gr27" draw:text-style-name="P3" draw:layer="layout" svg:x1="18.86cm" svg:y1="21.635cm" svg:x2="18.86cm" svg:y2="23.572cm">
          <text:p/>
        </draw:line>
        <draw:line draw:style-name="gr1" draw:text-style-name="P1" draw:layer="layout" svg:x1="11.328cm" svg:y1="23.572cm" svg:x2="18.86cm" svg:y2="23.572cm">
          <text:p/>
        </draw:line>
        <draw:custom-shape draw:style-name="gr44" draw:text-style-name="P14" draw:layer="layout" svg:width="1.783cm" svg:height="4.335cm" svg:x="2.164cm" svg:y="17.477cm">
          <text:p/>
          <draw:enhanced-geometry svg:viewBox="0 0 21600 21600" draw:type="rectangle" draw:enhanced-path="M 0 0 L 21600 0 21600 21600 0 21600 0 0 Z N"/>
        </draw:custom-shape>
        <draw:rect draw:style-name="gr45" draw:text-style-name="P12" draw:layer="layout" svg:width="1.457cm" svg:height="1.572cm" svg:x="2.327cm" svg:y="17.98cm">
          <text:p text:style-name="P3"><text:span text:style-name="T1">TX RAM</text:span></text:p>
        </draw:rect>
        <draw:frame draw:style-name="gr46" draw:text-style-name="P5" draw:layer="layout" svg:width="1.686cm" svg:height="0.714cm" svg:x="2.248cm" svg:y="17.442cm">
          <draw:text-box>
            <text:p><text:span text:style-name="T2">32x8bits</text:span></text:p>
          </draw:text-box>
        </draw:frame>
        <draw:frame draw:style-name="gr46" draw:text-style-name="P5" draw:layer="layout" svg:width="1.211cm" svg:height="0.714cm" svg:x="4.157cm" svg:y="18.247cm">
          <draw:text-box>
            <text:p><text:span text:style-name="T2">r/w</text:span></text:p>
          </draw:text-box>
        </draw:frame>
        <draw:frame draw:style-name="gr47" draw:text-style-name="P5" draw:layer="layout" svg:width="2.161cm" svg:height="1.162cm" svg:x="3.812cm" svg:y="20.695cm">
          <draw:text-box>
            <text:p><text:span text:style-name="T2">rdata/wdata</text:span></text:p>
          </draw:text-box>
        </draw:frame>
        <draw:line draw:style-name="gr12" draw:text-style-name="P7" draw:layer="layout" svg:x1="0.502cm" svg:y1="19.331cm" svg:x2="2.145cm" svg:y2="19.331cm">
          <text:p/>
        </draw:line>
        <draw:frame draw:style-name="gr48" draw:text-style-name="P5" draw:layer="layout" svg:width="2.019cm" svg:height="0.803cm" svg:x="0.527cm" svg:y="18.679cm">
          <draw:text-box>
            <text:p><text:span text:style-name="T2">APB BUS</text:span></text:p>
          </draw:text-box>
        </draw:frame>
        <draw:line draw:style-name="gr1" draw:text-style-name="P1" draw:layer="layout" svg:x1="1.101cm" svg:y1="19.236cm" svg:x2="1.37cm" svg:y2="19.505cm">
          <text:p/>
        </draw:line>
        <draw:line draw:style-name="gr1" draw:text-style-name="P1" draw:layer="layout" svg:x1="1.208cm" svg:y1="19.237cm" svg:x2="1.477cm" svg:y2="19.506cm">
          <text:p/>
        </draw:line>
        <draw:line draw:style-name="gr1" draw:text-style-name="P1" draw:layer="layout" svg:x1="4.808cm" svg:y1="20.507cm" svg:x2="5.077cm" svg:y2="20.776cm">
          <text:p/>
        </draw:line>
        <draw:line draw:style-name="gr1" draw:text-style-name="P1" draw:layer="layout" svg:x1="4.915cm" svg:y1="20.508cm" svg:x2="5.184cm" svg:y2="20.777cm">
          <text:p/>
        </draw:line>
        <draw:rect draw:style-name="gr45" draw:text-style-name="P12" draw:layer="layout" svg:width="1.493cm" svg:height="1.61cm" svg:x="2.291cm" svg:y="20.06cm">
          <text:p text:style-name="P3"><text:span text:style-name="T1">RX RAM</text:span></text:p>
        </draw:rect>
        <draw:frame draw:style-name="gr49" draw:text-style-name="P5" draw:layer="layout" svg:width="1.694cm" svg:height="0.713cm" svg:x="2.249cm" svg:y="19.56cm">
          <draw:text-box>
            <text:p><text:span text:style-name="T2">32x8bits</text:span></text:p>
          </draw:text-box>
        </draw:frame>
        <draw:rect draw:style-name="gr33" draw:text-style-name="P12" xml:id="id34" draw:id="id34" draw:layer="layout" svg:width="2.186cm" svg:height="0.943cm" svg:x="12.773cm" svg:y="18.473cm">
          <text:p text:style-name="P3"><text:span text:style-name="T1">SCL_Filter</text:span></text:p>
        </draw:rect>
        <draw:custom-shape draw:style-name="gr50" draw:text-style-name="P15" draw:layer="layout" svg:width="4.221cm" svg:height="0.844cm" svg:x="0.481cm" svg:y="15.108cm">
          <text:p text:style-name="P3"><text:span text:style-name="T4">APB_CLK domain</text:span></text:p>
          <draw:enhanced-geometry svg:viewBox="0 0 21600 21600" draw:type="rectangle" draw:enhanced-path="M 0 0 L 21600 0 21600 21600 0 21600 0 0 Z N"/>
        </draw:custom-shape>
        <draw:custom-shape draw:style-name="gr51" draw:text-style-name="P16" draw:layer="layout" svg:width="4.6cm" svg:height="0.9cm" svg:x="10.1cm" svg:y="15.1cm">
          <text:p text:style-name="P3"><text:span text:style-name="T4">I2C_SCLK domain</text:span></text:p>
          <draw:enhanced-geometry svg:viewBox="0 0 21600 21600" draw:type="rectangle" draw:enhanced-path="M 0 0 L 21600 0 21600 21600 0 21600 0 0 Z N"/>
        </draw:custom-shape>
        <draw:rect draw:style-name="gr33" draw:text-style-name="P12" xml:id="id37" draw:id="id37" draw:layer="layout" svg:width="2.238cm" svg:height="0.859cm" svg:x="9.622cm" svg:y="18.99cm">
          <text:p text:style-name="P3"><text:span text:style-name="T1">Stop_Detect</text:span></text:p>
        </draw:rect>
        <draw:line draw:style-name="gr20" draw:text-style-name="P7" draw:layer="layout" svg:x1="11.84cm" svg:y1="19.237cm" svg:x2="12.755cm" svg:y2="19.237cm">
          <draw:glue-point draw:id="4" svg:x="0.879cm" svg:y="-370cm" draw:escape-direction="up"/>
          <text:p/>
        </draw:line>
        <draw:connector draw:style-name="gr6" draw:text-style-name="P1" draw:layer="layout" draw:line-skew="-0.322cm" svg:x1="12.838cm" svg:y1="20.146cm" svg:x2="11.861cm" svg:y2="18.281cm" svg:d="M12838 20146h-560v-1865h-417" svg:viewBox="0 0 978 1866">
          <text:p/>
        </draw:connector>
        <draw:connector draw:style-name="gr21" draw:text-style-name="P6" draw:layer="layout" svg:x1="9.622cm" svg:y1="19.419cm" svg:x2="8.235cm" svg:y2="18.65cm" draw:start-shape="id37" draw:start-glue-point="3" svg:d="M9622 19419h-944v-769h-443" svg:viewBox="0 0 1388 770">
          <text:p/>
        </draw:connector>
        <draw:rect draw:style-name="gr33" draw:text-style-name="P12" draw:layer="layout" svg:width="1.994cm" svg:height="0.867cm" svg:x="8.722cm" svg:y="21.483cm">
          <text:p text:style-name="P3"><text:span text:style-name="T1">ack_deal</text:span></text:p>
        </draw:rect>
        <draw:connector draw:style-name="gr52" draw:text-style-name="P1" draw:layer="layout" draw:line-skew="-0.335cm" svg:x1="7.221cm" svg:y1="19.031cm" svg:x2="10.194cm" svg:y2="21.483cm" svg:d="M7221 19031v891h2973v1561" svg:viewBox="0 0 2974 2453">
          <text:p/>
        </draw:connector>
        <draw:line draw:style-name="gr1" draw:text-style-name="P1" draw:layer="layout" svg:x1="10.689cm" svg:y1="21.893cm" svg:x2="11.35cm" svg:y2="21.893cm">
          <text:p/>
        </draw:line>
        <draw:line draw:style-name="gr53" draw:text-style-name="P1" draw:layer="layout" svg:x1="8.669cm" svg:y1="17.53cm" svg:x2="8.215cm" svg:y2="17.542cm">
          <text:p/>
        </draw:line>
        <draw:line draw:style-name="gr1" draw:text-style-name="P1" draw:layer="layout" svg:x1="8.679cm" svg:y1="17.529cm" svg:x2="8.679cm" svg:y2="18.6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10:41:02.550026420</meta:creation-date>
    <dc:date>2021-08-27T14:58:43.936064603</dc:date>
    <meta:editing-duration>PT5H6M28S</meta:editing-duration>
    <meta:editing-cycles>75</meta:editing-cycles>
    <meta:generator>LibreOffice/6.0.7.3$MacOSX_X86_64 LibreOffice_project/dc89aa7a9eabfd848af146d5086077aeed2ae4a5</meta:generator>
    <meta:document-statistic meta:object-count="292"/>
  </office:meta>
</office:document-meta>
</file>